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Module1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pitch="variable"/>
    <style:font-face style:name="Helvetica Neue" svg:font-family="'Helvetica Neue'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0.706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3.06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0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131cm"/>
    </style:style>
    <style:style style:name="co13" style:family="table-column">
      <style:table-column-properties fo:break-before="auto" style:column-width="0.499cm"/>
    </style:style>
    <style:style style:name="co14" style:family="table-column">
      <style:table-column-properties fo:break-before="auto" style:column-width="0.10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85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199cm" fo:break-before="auto" style:use-optimal-row-height="false"/>
    </style:style>
    <style:style style:name="ro7" style:family="table-row">
      <style:table-row-properties style:row-height="0.499cm" fo:break-before="page" style:use-optimal-row-height="false"/>
    </style:style>
    <style:style style:name="ta1" style:family="table" style:master-page-name="PageStyle_5f_Feuille_20_1_20_-_20_Tableau_20_1-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 style:data-style-name="N0">
      <style:table-cell-properties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 style:data-style-name="N0">
      <style:table-cell-properties style:diagonal-bl-tr="none" style:diagonal-tl-br="none" style:text-align-source="value-type" style:repeat-content="false" fo:background-color="transparent" fo:wrap-option="no-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transparent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14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</style:style>
    <style:style style:name="ce16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02cm solid #000000" fo:border-left="none" fo:border-right="none" fo:border-top="none"/>
    </style:style>
    <style:style style:name="ce23" style:family="table-cell" style:parent-style-name="Excel_20_Built-in_20_Normal" style:data-style-name="N0">
      <style:table-cell-properties style:diagonal-bl-tr="none" style:diagonal-tl-br="none" style:text-align-source="fix" style:repeat-content="false" fo:border="0.002cm solid #000000" style:vertical-align="middle"/>
      <style:paragraph-properties fo:text-align="center" fo:margin-left="0cm"/>
      <style:text-properties style:font-name="Helvetica1"/>
    </style:style>
    <style:style style:name="ce24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5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&quot;&quot;" style:apply-style-name="ConditionalStyle_5f_1" style:base-cell-address="'Feuille 2'.D8"/>
    </style:style>
    <style:style style:name="ce26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&quot;&quot;" style:apply-style-name="ConditionalStyle_5f_1" style:base-cell-address="'Feuille 2'.D8"/>
    </style:style>
    <style:style style:name="ce27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name-asian="SimSun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ce29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Normal" style:data-style-name="N0">
      <style:table-cell-properties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Excel_20_Built-in_20_Normal" style:data-style-name="N0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6" table:default-cell-style-name="ce4"/>
        <table:table-column table:style-name="co8" table:default-cell-style-name="ce4"/>
        <table:table-column table:style-name="co9" table:number-columns-repeated="242" table:default-cell-style-name="ce4"/>
        <table:table-column table:style-name="co9" table:number-columns-repeated="768" table:default-cell-style-name="ce8"/>
        <table:table-column table:style-name="co9" table:default-cell-style-name="ce9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Esquive</text:p>
          </table:table-cell>
          <table:table-cell table:style-name="ce1" office:value-type="string">
            <text:p>Dégât</text:p>
          </table:table-cell>
          <table:table-cell table:style-name="ce1" office:value-type="string">
            <text:p>Point de vie</text:p>
          </table:table-cell>
          <table:table-cell table:style-name="ce1" office:value-type="string">
            <text:p>Pouvoir spécial</text:p>
          </table:table-cell>
          <table:table-cell table:style-name="ce1" office:value-type="string">
            <text:p>Vlc</text:p>
          </table:table-cell>
          <table:table-cell table:style-name="ce1" office:value-type="string">
            <text:p>Px1</text:p>
          </table:table-cell>
          <table:table-cell table:style-name="ce1" office:value-type="string">
            <text:p>Px2</text:p>
          </table:table-cell>
          <table:table-cell table:style-name="ce1" office:value-type="string">
            <text:p>Px3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T3</text:p>
          </table:table-cell>
          <table:table-cell table:style-name="ce1" office:value-type="string">
            <text:p>Nombre de cartes</text:p>
          </table:table-cell>
          <table:table-cell table:style-name="ce1" table:number-columns-repeated="10"/>
          <table:table-cell table:number-columns-repeated="1001"/>
        </table:table-row>
        <table:table-row table:style-name="ro1">
          <table:table-cell table:style-name="ce2" office:value-type="string">
            <text:p>Strig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7"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Kobold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7"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Rat Géant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7"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5" table:formula="of:=4+5+6+7+8+9+10+11+12" office:value-type="float" office:value="72">
            <text:p>72</text:p>
          </table:table-cell>
          <table:table-cell table:style-name="ce5" table:number-columns-repeated="7"/>
          <table:table-cell table:number-columns-repeated="1001"/>
        </table:table-row>
        <table:table-row table:style-name="ro1">
          <table:table-cell table:style-name="ce3" office:value-type="string">
            <text:p>Gobelin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7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Plante carnivore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Immobile</text:p>
          </table:table-cell>
          <table:table-cell table:style-name="ce7" office:value-type="string">
            <text:p>✓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Pseudo-drago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Coup perforant</text:p>
          </table:table-cell>
          <table:table-cell table:style-name="ce7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Ame en pein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rain</text:p>
          </table:table-cell>
          <table:table-cell table:style-name="ce7" office:value-type="string">
            <text:p>✓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Molosse Sataniqu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ouffle de feu</text:p>
          </table:table-cell>
          <table:table-cell table:style-name="ce7" office:value-type="string">
            <text:p>✓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Fungus géan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pore</text:p>
          </table:table-cell>
          <table:table-cell table:style-name="ce7" office:value-type="string">
            <text:p>✓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Abishaii noir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Venin</text:p>
          </table:table-cell>
          <table:table-cell table:style-name="ce7" office:value-type="string">
            <text:p>✓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Thri-kree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7"/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Gorgon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Petrification</text:p>
          </table:table-cell>
          <table:table-cell table:style-name="ce7"/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Béhir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Constriction</text:p>
          </table:table-cell>
          <table:table-cell table:style-name="ce7"/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Succub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7" office:value-type="string">
            <text:p>✓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Yuan-Ti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onstriction</text:p>
          </table:table-cell>
          <table:table-cell table:style-name="ce7"/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Banshe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harme</text:p>
          </table:table-cell>
          <table:table-cell table:style-name="ce7" office:value-type="string">
            <text:p>✓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Elementaire d’eau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7"/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Ours-Garou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7"/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glouton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Grignotage</text:p>
          </table:table-cell>
          <table:table-cell table:style-name="ce7"/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élementaire de terre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7"/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élementaire de feu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ura de feu</text:p>
          </table:table-cell>
          <table:table-cell table:style-name="ce7" office:value-type="string">
            <text:p>✓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Abishaii roug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Venin</text:p>
          </table:table-cell>
          <table:table-cell table:style-name="ce7" office:value-type="string">
            <text:p>✓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Cheval à dent de sabre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7"/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Fantôme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Attaque affaiblissante</text:p>
          </table:table-cell>
          <table:table-cell table:style-name="ce7" office:value-type="string">
            <text:p>✓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Carnosaur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7"/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élementaire du chaos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Malediction du chaos</text:p>
          </table:table-cell>
          <table:table-cell table:style-name="ce7"/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Titan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7"/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Shai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Aura de feu</text:p>
          </table:table-cell>
          <table:table-cell table:style-name="ce7" office:value-type="string">
            <text:p>✓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Palefroi infernal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Souffle de feu</text:p>
          </table:table-cell>
          <table:table-cell table:style-name="ce7" office:value-type="string">
            <text:p>✓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Vampire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ttaque affaiblissante</text:p>
          </table:table-cell>
          <table:table-cell table:style-name="ce7" office:value-type="string">
            <text:p>✓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Mante fulcreus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Venin</text:p>
          </table:table-cell>
          <table:table-cell table:style-name="ce7"/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Golem de fer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7"/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Cube gélatineux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7"/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Marilith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onstriction</text:p>
          </table:table-cell>
          <table:table-cell table:style-name="ce7" office:value-type="string">
            <text:p>✓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Behemoth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7" office:value-type="string">
            <text:p>✓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Trancheur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Coup perforant</text:p>
          </table:table-cell>
          <table:table-cell table:style-name="ce7"/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Mégacéphale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Attaque mentale</text:p>
          </table:table-cell>
          <table:table-cell table:style-name="ce7" office:value-type="string">
            <text:p>✓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Gritch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Coup perforant</text:p>
          </table:table-cell>
          <table:table-cell table:style-name="ce7" office:value-type="string">
            <text:p>✓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 office:value-type="string">
            <text:p>Nécromant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Appel</text:p>
          </table:table-cell>
          <table:table-cell table:style-name="ce7" office:value-type="string">
            <text:p>✓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"/>
          <table:table-cell table:number-columns-repeated="1001"/>
        </table:table-row>
        <table:table-row table:style-name="ro1">
          <table:table-cell table:style-name="ce3"/>
          <table:table-cell table:style-name="ce5" table:number-columns-repeated="4"/>
          <table:table-cell table:style-name="ce7"/>
          <table:table-cell table:style-name="ce5" office:value-type="string">
            <text:p>total:</text:p>
          </table:table-cell>
          <table:table-cell table:style-name="ce5"/>
          <table:table-cell table:style-name="ce5" table:formula="of:=SUM([.I2]*[.I2:.M40]*[.M40])" office:value-type="float" office:value="0">
            <text:p>#VALEUR !</text:p>
          </table:table-cell>
          <table:table-cell table:style-name="ce5" table:number-columns-repeated="3"/>
          <table:table-cell table:style-name="ce5" table:formula="of:=SUM([.M2:.M40])" office:value-type="float" office:value="250">
            <text:p>250</text:p>
          </table:table-cell>
          <table:table-cell table:style-name="ce5" table:number-columns-repeated="10"/>
          <table:table-cell table:number-columns-repeated="1001"/>
        </table:table-row>
        <table:table-row table:style-name="ro1" table:number-rows-repeated="3">
          <table:table-cell table:style-name="ce3"/>
          <table:table-cell table:style-name="ce5" table:number-columns-repeated="4"/>
          <table:table-cell table:style-name="ce7"/>
          <table:table-cell table:style-name="ce5" table:number-columns-repeated="17"/>
          <table:table-cell table:number-columns-repeated="1001"/>
        </table:table-row>
        <table:table-row table:style-name="ro1">
          <table:table-cell table:style-name="ce3" office:value-type="string">
            <text:p>taille carte :</text:p>
          </table:table-cell>
          <table:table-cell table:style-name="ce6" office:value-type="string">
            <text:p>6,270625 x 8,73125</text:p>
          </table:table-cell>
          <table:table-cell table:style-name="ce5" table:number-columns-repeated="3"/>
          <table:table-cell table:style-name="ce7"/>
          <table:table-cell table:style-name="ce5" table:number-columns-repeated="17"/>
          <table:table-cell table:number-columns-repeated="1001"/>
        </table:table-row>
        <table:table-row table:style-name="ro2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2" table:style-name="ta2" table:print="false">
        <office:forms form:automatic-focus="false" form:apply-design-mode="false"/>
        <table:table-column table:style-name="co10" table:default-cell-style-name="ce10"/>
        <table:table-column table:style-name="co11" table:number-columns-repeated="4" table:default-cell-style-name="ce5"/>
        <table:table-column table:style-name="co11" table:default-cell-style-name="ce7"/>
        <table:table-column table:style-name="co11" table:number-columns-repeated="6" table:default-cell-style-name="ce5"/>
        <table:table-column table:style-name="co11" table:default-cell-style-name="ce11"/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Stri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Kobol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Rat Géan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e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e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e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e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e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e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e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e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e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bel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lante carnivor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mmobile</text:p>
          </table:table-cell>
          <table:table-cell office:value-type="string">
            <text:p>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seudo-drag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up perforan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me en pe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ain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olosse Sataniq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ungus géa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pore</text:p>
          </table:table-cell>
          <table:table-cell office:value-type="string">
            <text:p>✓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no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hri-k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rg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etrification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é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uccub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✓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Yuan-T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nstriction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ansh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harme</text:p>
          </table:table-cell>
          <table:table-cell office:value-type="string">
            <text:p>✓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Elementaire d’eau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Ours-Garou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lou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rignotage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terr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e fe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Abishaii rou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Venin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heval à dent de sab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Fantôm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arnosa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élementaire du chao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lediction du chaos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itan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ha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ha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ha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Sha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ura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alefroi infern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alefroi infern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alefroi infern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Palefroi inferna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ouffle de feu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Vampire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Vampire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Vampire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Vampire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Attaque affaiblissante</text:p>
          </table:table-cell>
          <table:table-cell office:value-type="string">
            <text:p>✓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nte fulcr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Venin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nte fulcr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Venin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nte fulcr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Venin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nte fulcreu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Venin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lem de f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lem de f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lem de f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olem de f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ube gélatine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ube gélatine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ube gélatine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ube gélatine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rilith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onstriction</text:p>
          </table:table-cell>
          <table:table-cell office:value-type="string">
            <text:p>✓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arilith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onstriction</text:p>
          </table:table-cell>
          <table:table-cell office:value-type="string">
            <text:p>✓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ehemoth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✓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Behemoth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✓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rancheu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Coup perforant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Trancheu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Coup perforant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Mégacéphale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Attaque mentale</text:p>
          </table:table-cell>
          <table:table-cell office:value-type="string">
            <text:p>✓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Gritch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Coup perforant</text:p>
          </table:table-cell>
          <table:table-cell office:value-type="string">
            <text:p>✓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Nécromant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Appel</text:p>
          </table:table-cell>
          <table:table-cell office:value-type="string">
            <text:p>✓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4" table:number-rows-repeated="249">
          <table:table-cell/>
          <table:table-cell table:style-name="ce11" table:number-columns-repeated="4"/>
          <table:table-cell table:style-name="ce12"/>
          <table:table-cell table:style-name="ce11" table:number-columns-repeated="6"/>
          <table:table-cell/>
        </table:table-row>
        <table:table-row table:style-name="ro4">
          <table:table-cell/>
          <table:table-cell table:style-name="ce11" table:number-columns-repeated="4"/>
          <table:table-cell table:style-name="ce12"/>
          <table:table-cell table:style-name="ce11" table:number-columns-repeated="6"/>
          <table:table-cell/>
        </table:table-row>
      </table:table>
      <table:table table:name="Feuille3" table:style-name="ta2" table:print-ranges="Feuille3.A1:Feuille3.AR1596">
        <office:forms form:automatic-focus="false" form:apply-design-mode="false"/>
        <table:table-column table:style-name="co12" table:default-cell-style-name="Default"/>
        <table:table-column table:style-name="co13" table:number-columns-repeated="1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2" table:default-cell-style-name="Default"/>
        <table:table-row table:style-name="ro5">
          <table:table-cell table:style-name="ce13" office:value-type="float" office:value="1">
            <text:p>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]+1" office:value-type="float" office:value="2">
            <text:p>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]+1" office:value-type="float" office:value="3">
            <text:p>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27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];5; 1; ;&quot;Feuille 2&quot;))=&quot;&quot;;&quot;&quot;;INDIRECT(ADDRESS([.A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];5; 1; ;&quot;Feuille 2&quot;))=&quot;&quot;;&quot;&quot;;INDIRECT(ADDRESS([.P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];5; 1; ;&quot;Feuille 2&quot;))=&quot;&quot;;&quot;&quot;;INDIRECT(ADDRESS([.AE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];4; 1; ;&quot;Feuille 2&quot;))&gt;=2;2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1];4; 1; ;&quot;Feuille 2&quot;))&gt;=3;3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1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]+1" office:value-type="float" office:value="4">
            <text:p>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0]+1" office:value-type="float" office:value="5">
            <text:p>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0]+1" office:value-type="float" office:value="6">
            <text:p>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0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0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0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0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2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0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2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0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2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0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0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0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0];5; 1; ;&quot;Feuille 2&quot;))=&quot;&quot;;&quot;&quot;;INDIRECT(ADDRESS([.A2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0];5; 1; ;&quot;Feuille 2&quot;))=&quot;&quot;;&quot;&quot;;INDIRECT(ADDRESS([.P2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0];5; 1; ;&quot;Feuille 2&quot;))=&quot;&quot;;&quot;&quot;;INDIRECT(ADDRESS([.AE2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20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0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0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20]+1" office:value-type="float" office:value="7">
            <text:p>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9]+1" office:value-type="float" office:value="8">
            <text:p>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9]+1" office:value-type="float" office:value="9">
            <text:p>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9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9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9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9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3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3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9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3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3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9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3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3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9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9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9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9];5; 1; ;&quot;Feuille 2&quot;))=&quot;&quot;;&quot;&quot;;INDIRECT(ADDRESS([.A3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9];5; 1; ;&quot;Feuille 2&quot;))=&quot;&quot;;&quot;&quot;;INDIRECT(ADDRESS([.P3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9];5; 1; ;&quot;Feuille 2&quot;))=&quot;&quot;;&quot;&quot;;INDIRECT(ADDRESS([.AE3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39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9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9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39]+1" office:value-type="float" office:value="10">
            <text:p>1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8]+1" office:value-type="float" office:value="11">
            <text:p>1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8]+1" office:value-type="float" office:value="12">
            <text:p>1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8];1; 1; ;&quot;Feuille 2&quot;))" office:value-type="string" office:string-value="Strige" table:number-columns-spanned="8" table:number-rows-spanned="1">
            <text:p>Stri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8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8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8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5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5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8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5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5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8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5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5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8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8];5; 1; ;&quot;Feuille 2&quot;))=&quot;&quot;;&quot;&quot;;INDIRECT(ADDRESS([.A5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8];5; 1; ;&quot;Feuille 2&quot;))=&quot;&quot;;&quot;&quot;;INDIRECT(ADDRESS([.P5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8];5; 1; ;&quot;Feuille 2&quot;))=&quot;&quot;;&quot;&quot;;INDIRECT(ADDRESS([.AE5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8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58];4; 1; ;&quot;Feuille 2&quot;))&gt;=2;2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58];4; 1; ;&quot;Feuille 2&quot;))&gt;=3;3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58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8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8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8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8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58]+1" office:value-type="float" office:value="13">
            <text:p>1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7]+1" office:value-type="float" office:value="14">
            <text:p>1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7]+1" office:value-type="float" office:value="15">
            <text:p>1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7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7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7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7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7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7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7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7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7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7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7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7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7];5; 1; ;&quot;Feuille 2&quot;))=&quot;&quot;;&quot;&quot;;INDIRECT(ADDRESS([.A7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7];5; 1; ;&quot;Feuille 2&quot;))=&quot;&quot;;&quot;&quot;;INDIRECT(ADDRESS([.P7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7];5; 1; ;&quot;Feuille 2&quot;))=&quot;&quot;;&quot;&quot;;INDIRECT(ADDRESS([.AE7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77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7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7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77]+1" office:value-type="float" office:value="16">
            <text:p>1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6]+1" office:value-type="float" office:value="17">
            <text:p>1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6]+1" office:value-type="float" office:value="18">
            <text:p>1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6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6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6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6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9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9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6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9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9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6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9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9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6];5; 1; ;&quot;Feuille 2&quot;))=&quot;&quot;;&quot;&quot;;INDIRECT(ADDRESS([.A96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6];5; 1; ;&quot;Feuille 2&quot;))=&quot;&quot;;&quot;&quot;;INDIRECT(ADDRESS([.P96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6];5; 1; ;&quot;Feuille 2&quot;))=&quot;&quot;;&quot;&quot;;INDIRECT(ADDRESS([.AE96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96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6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6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96]+1" office:value-type="float" office:value="19">
            <text:p>1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5]+1" office:value-type="float" office:value="20">
            <text:p>2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5]+1" office:value-type="float" office:value="21">
            <text:p>2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5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5];1; 1; ;&quot;Feuille 2&quot;))" office:value-type="string" office:string-value="Kobold" table:number-columns-spanned="8" table:number-rows-spanned="1">
            <text:p>Kobold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5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5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11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1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5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11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1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5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11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1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5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5];5; 1; ;&quot;Feuille 2&quot;))=&quot;&quot;;&quot;&quot;;INDIRECT(ADDRESS([.A11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5];5; 1; ;&quot;Feuille 2&quot;))=&quot;&quot;;&quot;&quot;;INDIRECT(ADDRESS([.P11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5];5; 1; ;&quot;Feuille 2&quot;))=&quot;&quot;;&quot;&quot;;INDIRECT(ADDRESS([.AE11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5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15];4; 1; ;&quot;Feuille 2&quot;))&gt;=2;2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115];4; 1; ;&quot;Feuille 2&quot;))&gt;=3;3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115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5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5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5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5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15]+1" office:value-type="float" office:value="22">
            <text:p>2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4]+1" office:value-type="float" office:value="23">
            <text:p>2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4]+1" office:value-type="float" office:value="24">
            <text:p>2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4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4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4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4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13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3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4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13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3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4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13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3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4];5; 1; ;&quot;Feuille 2&quot;))=&quot;&quot;;&quot;&quot;;INDIRECT(ADDRESS([.A13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4];5; 1; ;&quot;Feuille 2&quot;))=&quot;&quot;;&quot;&quot;;INDIRECT(ADDRESS([.P13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4];5; 1; ;&quot;Feuille 2&quot;))=&quot;&quot;;&quot;&quot;;INDIRECT(ADDRESS([.AE13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3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34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4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4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34]+1" office:value-type="float" office:value="25">
            <text:p>2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3]+1" office:value-type="float" office:value="26">
            <text:p>2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3]+1" office:value-type="float" office:value="27">
            <text:p>2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3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3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3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3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15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5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3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15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5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3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15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5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3];5; 1; ;&quot;Feuille 2&quot;))=&quot;&quot;;&quot;&quot;;INDIRECT(ADDRESS([.A15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3];5; 1; ;&quot;Feuille 2&quot;))=&quot;&quot;;&quot;&quot;;INDIRECT(ADDRESS([.P15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3];5; 1; ;&quot;Feuille 2&quot;))=&quot;&quot;;&quot;&quot;;INDIRECT(ADDRESS([.AE15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5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53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5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53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5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53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53]+1" office:value-type="float" office:value="28">
            <text:p>2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72]+1" office:value-type="float" office:value="29">
            <text:p>2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72]+1" office:value-type="float" office:value="30">
            <text:p>3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72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72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72];1; 1; ;&quot;Feuille 2&quot;))" office:value-type="string" office:string-value="Rat Géant" table:number-columns-spanned="8" table:number-rows-spanned="1">
            <text:p>Rat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72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172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72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72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P172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72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72];7; 1; ;&quot;Feuille 2&quot;))" office:value-type="float" office:value="2" table:number-columns-spanned="2" table:number-rows-spanned="1">
            <text:p>2</text:p>
          </table:table-cell>
          <table:covered-table-cell/>
          <table:table-cell table:style-name="ce27" table:formula="of:=INDIRECT(ADDRESS([.AE172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72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7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7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7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7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7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7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72];5; 1; ;&quot;Feuille 2&quot;))=&quot;&quot;;&quot;&quot;;INDIRECT(ADDRESS([.A17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72];5; 1; ;&quot;Feuille 2&quot;))=&quot;&quot;;&quot;&quot;;INDIRECT(ADDRESS([.P17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72];5; 1; ;&quot;Feuille 2&quot;))=&quot;&quot;;&quot;&quot;;INDIRECT(ADDRESS([.AE17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7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7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7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72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7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72];4; 1; ;&quot;Feuille 2&quot;))&gt;=3;3;&quot;&quot;)" table:number-columns-spanned="2" table:number-rows-spanned="2">
            <text:p/>
          </table:table-cell>
          <table:covered-table-cell table:style-name="ce20"/>
          <table:table-cell table:style-name="ce19" table:formula="of:=IF(INDIRECT(ADDRESS([.A172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7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7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72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7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7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72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72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72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7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7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7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7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72]+1" office:value-type="float" office:value="31">
            <text:p>3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91]+1" office:value-type="float" office:value="32">
            <text:p>3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91]+1" office:value-type="float" office:value="33">
            <text:p>3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91];1; 1; ;&quot;Feuille 2&quot;))" office:value-type="string" office:string-value="Gobelin" table:number-columns-spanned="8" table:number-rows-spanned="1">
            <text:p>Gobe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91];1; 1; ;&quot;Feuille 2&quot;))" office:value-type="string" office:string-value="Gobelin" table:number-columns-spanned="8" table:number-rows-spanned="1">
            <text:p>Gobe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91];1; 1; ;&quot;Feuille 2&quot;))" office:value-type="string" office:string-value="Gobelin" table:number-columns-spanned="8" table:number-rows-spanned="1">
            <text:p>Gobe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91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19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19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91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19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19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91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191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191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9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9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9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9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9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9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91];5; 1; ;&quot;Feuille 2&quot;))=&quot;&quot;;&quot;&quot;;INDIRECT(ADDRESS([.A19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91];5; 1; ;&quot;Feuille 2&quot;))=&quot;&quot;;&quot;&quot;;INDIRECT(ADDRESS([.P19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91];5; 1; ;&quot;Feuille 2&quot;))=&quot;&quot;;&quot;&quot;;INDIRECT(ADDRESS([.AE19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9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9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9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9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9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9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91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9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9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9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91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9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9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9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91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9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9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9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9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9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9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91]+1" office:value-type="float" office:value="34">
            <text:p>3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10]+1" office:value-type="float" office:value="35">
            <text:p>3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10]+1" office:value-type="float" office:value="36">
            <text:p>3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10];1; 1; ;&quot;Feuille 2&quot;))" office:value-type="string" office:string-value="Gobelin" table:number-columns-spanned="8" table:number-rows-spanned="1">
            <text:p>Gobe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10];1; 1; ;&quot;Feuille 2&quot;))" office:value-type="string" office:string-value="Gobelin" table:number-columns-spanned="8" table:number-rows-spanned="1">
            <text:p>Gobe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10];1; 1; ;&quot;Feuille 2&quot;))" office:value-type="string" office:string-value="Gobelin" table:number-columns-spanned="8" table:number-rows-spanned="1">
            <text:p>Gobe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10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21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1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10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21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1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10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210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10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1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1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1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1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1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1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10];5; 1; ;&quot;Feuille 2&quot;))=&quot;&quot;;&quot;&quot;;INDIRECT(ADDRESS([.A21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10];5; 1; ;&quot;Feuille 2&quot;))=&quot;&quot;;&quot;&quot;;INDIRECT(ADDRESS([.P21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10];5; 1; ;&quot;Feuille 2&quot;))=&quot;&quot;;&quot;&quot;;INDIRECT(ADDRESS([.AE21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1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1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1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1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21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21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21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1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1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21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21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1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1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21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210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1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1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1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1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1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1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210]+1" office:value-type="float" office:value="37">
            <text:p>3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29]+1" office:value-type="float" office:value="38">
            <text:p>3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29]+1" office:value-type="float" office:value="39">
            <text:p>3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29];1; 1; ;&quot;Feuille 2&quot;))" office:value-type="string" office:string-value="Gobelin" table:number-columns-spanned="8" table:number-rows-spanned="1">
            <text:p>Gobe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29];1; 1; ;&quot;Feuille 2&quot;))" office:value-type="string" office:string-value="Gobelin" table:number-columns-spanned="8" table:number-rows-spanned="1">
            <text:p>Gobe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29];1; 1; ;&quot;Feuille 2&quot;))" office:value-type="string" office:string-value="Gobelin" table:number-columns-spanned="8" table:number-rows-spanned="1">
            <text:p>Gobe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29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22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2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29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22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2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29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229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29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2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2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2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2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2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2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29];5; 1; ;&quot;Feuille 2&quot;))=&quot;&quot;;&quot;&quot;;INDIRECT(ADDRESS([.A22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29];5; 1; ;&quot;Feuille 2&quot;))=&quot;&quot;;&quot;&quot;;INDIRECT(ADDRESS([.P22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29];5; 1; ;&quot;Feuille 2&quot;))=&quot;&quot;;&quot;&quot;;INDIRECT(ADDRESS([.AE22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2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2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2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229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22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22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229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22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2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22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229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2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2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22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229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229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29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22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2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2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2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5">
          <table:table-cell table:number-columns-repeated="44"/>
        </table:table-row>
        <table:table-row table:style-name="ro5">
          <table:table-cell table:style-name="ce13" table:formula="of:=[.AE229]+1" office:value-type="float" office:value="40">
            <text:p>4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48]+1" office:value-type="float" office:value="41">
            <text:p>4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48]+1" office:value-type="float" office:value="42">
            <text:p>4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48];1; 1; ;&quot;Feuille 2&quot;))" office:value-type="string" office:string-value="Gobelin" table:number-columns-spanned="8" table:number-rows-spanned="1">
            <text:p>Gobeli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48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48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48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24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4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48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24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4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48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248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4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4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4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4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4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4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4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48];5; 1; ;&quot;Feuille 2&quot;))=&quot;&quot;;&quot;&quot;;INDIRECT(ADDRESS([.A24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48];5; 1; ;&quot;Feuille 2&quot;))=&quot;&quot;;&quot;&quot;;INDIRECT(ADDRESS([.P248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48];5; 1; ;&quot;Feuille 2&quot;))=&quot;&quot;;&quot;&quot;;INDIRECT(ADDRESS([.AE248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4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4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4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4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24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24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24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4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4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24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24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4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4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24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24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4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4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4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4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4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4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248]+1" office:value-type="float" office:value="43">
            <text:p>4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67]+1" office:value-type="float" office:value="44">
            <text:p>4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67]+1" office:value-type="float" office:value="45">
            <text:p>4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67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67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67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67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26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6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67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26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6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67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267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67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6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6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6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6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6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6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67];5; 1; ;&quot;Feuille 2&quot;))=&quot;&quot;;&quot;&quot;;INDIRECT(ADDRESS([.A267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67];5; 1; ;&quot;Feuille 2&quot;))=&quot;&quot;;&quot;&quot;;INDIRECT(ADDRESS([.P267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67];5; 1; ;&quot;Feuille 2&quot;))=&quot;&quot;;&quot;&quot;;INDIRECT(ADDRESS([.AE267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6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6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6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6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26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26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26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6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6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26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26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6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6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26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267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26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26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26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6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6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6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267]+1" office:value-type="float" office:value="46">
            <text:p>4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286]+1" office:value-type="float" office:value="47">
            <text:p>4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286]+1" office:value-type="float" office:value="48">
            <text:p>4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286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286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286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286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28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28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286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28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28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286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286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286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28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28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28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28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28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28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286];5; 1; ;&quot;Feuille 2&quot;))=&quot;&quot;;&quot;&quot;;INDIRECT(ADDRESS([.A286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286];5; 1; ;&quot;Feuille 2&quot;))=&quot;&quot;;&quot;&quot;;INDIRECT(ADDRESS([.P286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286];5; 1; ;&quot;Feuille 2&quot;))=&quot;&quot;;&quot;&quot;;INDIRECT(ADDRESS([.AE286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28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28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28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286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28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28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286];4; 1; ;&quot;Feuille 2&quot;))&gt;=4;4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28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28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28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286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8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28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28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286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286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286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28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28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28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28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286]+1" office:value-type="float" office:value="49">
            <text:p>4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05]+1" office:value-type="float" office:value="50">
            <text:p>5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05]+1" office:value-type="float" office:value="51">
            <text:p>5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05];1; 1; ;&quot;Feuille 2&quot;))" office:value-type="string" office:string-value="Plante carnivore" table:number-columns-spanned="8" table:number-rows-spanned="1">
            <text:p>Plante carnivo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05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05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05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30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30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05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30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30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05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305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305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0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0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05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0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05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0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05];5; 1; ;&quot;Feuille 2&quot;))=&quot;&quot;;&quot;&quot;;INDIRECT(ADDRESS([.A305];5; 1; ;&quot;Feuille 2&quot;)))" office:value-type="string" office:string-value="Immobile" table:number-columns-spanned="10" table:number-rows-spanned="2">
            <text:p>Immobi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05];5; 1; ;&quot;Feuille 2&quot;))=&quot;&quot;;&quot;&quot;;INDIRECT(ADDRESS([.P305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05];5; 1; ;&quot;Feuille 2&quot;))=&quot;&quot;;&quot;&quot;;INDIRECT(ADDRESS([.AE305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0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0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0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0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30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30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305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0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0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30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30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30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0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0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30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30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30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0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0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0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0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0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0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305]+1" office:value-type="float" office:value="52">
            <text:p>5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24]+1" office:value-type="float" office:value="53">
            <text:p>5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24]+1" office:value-type="float" office:value="54">
            <text:p>5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24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24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24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24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32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32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24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32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32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24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324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324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2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2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2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2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2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2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24];5; 1; ;&quot;Feuille 2&quot;))=&quot;&quot;;&quot;&quot;;INDIRECT(ADDRESS([.A324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24];5; 1; ;&quot;Feuille 2&quot;))=&quot;&quot;;&quot;&quot;;INDIRECT(ADDRESS([.P324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24];5; 1; ;&quot;Feuille 2&quot;))=&quot;&quot;;&quot;&quot;;INDIRECT(ADDRESS([.AE324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2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2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2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2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32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32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32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32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2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2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32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32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32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2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2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32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32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32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2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2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2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2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2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2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324]+1" office:value-type="float" office:value="55">
            <text:p>5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43]+1" office:value-type="float" office:value="56">
            <text:p>5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43]+1" office:value-type="float" office:value="57">
            <text:p>5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43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43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43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43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34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34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43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34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34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43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E343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E343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4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4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4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4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4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4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43];5; 1; ;&quot;Feuille 2&quot;))=&quot;&quot;;&quot;&quot;;INDIRECT(ADDRESS([.A343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43];5; 1; ;&quot;Feuille 2&quot;))=&quot;&quot;;&quot;&quot;;INDIRECT(ADDRESS([.P343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43];5; 1; ;&quot;Feuille 2&quot;))=&quot;&quot;;&quot;&quot;;INDIRECT(ADDRESS([.AE343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4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4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4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343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34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34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34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343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34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4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34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34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34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4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4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34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34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34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343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343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34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4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4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4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343]+1" office:value-type="float" office:value="58">
            <text:p>5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62]+1" office:value-type="float" office:value="59">
            <text:p>5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62]+1" office:value-type="float" office:value="60">
            <text:p>6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62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62];1; 1; ;&quot;Feuille 2&quot;))" office:value-type="string" office:string-value="Pseudo-dragon" table:number-columns-spanned="8" table:number-rows-spanned="1">
            <text:p>Pseudo-drag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62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62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A362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A362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62];7; 1; ;&quot;Feuille 2&quot;))" office:value-type="float" office:value="3" table:number-columns-spanned="2" table:number-rows-spanned="1">
            <text:p>3</text:p>
          </table:table-cell>
          <table:covered-table-cell/>
          <table:table-cell table:style-name="ce27" table:formula="of:=INDIRECT(ADDRESS([.P362];8; 1; ;&quot;Feuille 2&quot;))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27" table:formula="of:=INDIRECT(ADDRESS([.P362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62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362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36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6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6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6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6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62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6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62];5; 1; ;&quot;Feuille 2&quot;))=&quot;&quot;;&quot;&quot;;INDIRECT(ADDRESS([.A362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62];5; 1; ;&quot;Feuille 2&quot;))=&quot;&quot;;&quot;&quot;;INDIRECT(ADDRESS([.P362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62];5; 1; ;&quot;Feuille 2&quot;))=&quot;&quot;;&quot;&quot;;INDIRECT(ADDRESS([.AE362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6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6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6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6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36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36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36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36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6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6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36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36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36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6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6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36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36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36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6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6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6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6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6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6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362]+1" office:value-type="float" office:value="61">
            <text:p>6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381]+1" office:value-type="float" office:value="62">
            <text:p>6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381]+1" office:value-type="float" office:value="63">
            <text:p>6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381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381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381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381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38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38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381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38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38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381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38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38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38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38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38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38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381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38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381];5; 1; ;&quot;Feuille 2&quot;))=&quot;&quot;;&quot;&quot;;INDIRECT(ADDRESS([.A381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381];5; 1; ;&quot;Feuille 2&quot;))=&quot;&quot;;&quot;&quot;;INDIRECT(ADDRESS([.P381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381];5; 1; ;&quot;Feuille 2&quot;))=&quot;&quot;;&quot;&quot;;INDIRECT(ADDRESS([.AE381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38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38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38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8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38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38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38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38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8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38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38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38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38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8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38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38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38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38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38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38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38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38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38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38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381]+1" office:value-type="float" office:value="64">
            <text:p>6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00]+1" office:value-type="float" office:value="65">
            <text:p>6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00]+1" office:value-type="float" office:value="66">
            <text:p>6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00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00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00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00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0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0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00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0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0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00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0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0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0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0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0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0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0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0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00];5; 1; ;&quot;Feuille 2&quot;))=&quot;&quot;;&quot;&quot;;INDIRECT(ADDRESS([.A400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00];5; 1; ;&quot;Feuille 2&quot;))=&quot;&quot;;&quot;&quot;;INDIRECT(ADDRESS([.P400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00];5; 1; ;&quot;Feuille 2&quot;))=&quot;&quot;;&quot;&quot;;INDIRECT(ADDRESS([.AE400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0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0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0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400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40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40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40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400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40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0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0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0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0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0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0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0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0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0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400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00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40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0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0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0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400]+1" office:value-type="float" office:value="67">
            <text:p>6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19]+1" office:value-type="float" office:value="68">
            <text:p>6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19]+1" office:value-type="float" office:value="69">
            <text:p>6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19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19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19];1; 1; ;&quot;Feuille 2&quot;))" office:value-type="string" office:string-value="Ame en peine" table:number-columns-spanned="8" table:number-rows-spanned="1">
            <text:p>Ame en pei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19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1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1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19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1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1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19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1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1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1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1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1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1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1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1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19];5; 1; ;&quot;Feuille 2&quot;))=&quot;&quot;;&quot;&quot;;INDIRECT(ADDRESS([.A419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19];5; 1; ;&quot;Feuille 2&quot;))=&quot;&quot;;&quot;&quot;;INDIRECT(ADDRESS([.P419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19];5; 1; ;&quot;Feuille 2&quot;))=&quot;&quot;;&quot;&quot;;INDIRECT(ADDRESS([.AE419];5; 1; ;&quot;Feuille 2&quot;)))" office:value-type="string" office:string-value="Drain" table:number-columns-spanned="10" table:number-rows-spanned="2">
            <text:p>Dra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1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1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1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1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41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41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41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41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1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1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1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1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1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1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1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1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1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1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1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1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1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1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1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1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419]+1" office:value-type="float" office:value="70">
            <text:p>7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38]+1" office:value-type="float" office:value="71">
            <text:p>7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38]+1" office:value-type="float" office:value="72">
            <text:p>7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38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38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38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38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3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3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38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3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3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38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3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3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3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3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3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3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3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3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38];5; 1; ;&quot;Feuille 2&quot;))=&quot;&quot;;&quot;&quot;;INDIRECT(ADDRESS([.A438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38];5; 1; ;&quot;Feuille 2&quot;))=&quot;&quot;;&quot;&quot;;INDIRECT(ADDRESS([.P438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38];5; 1; ;&quot;Feuille 2&quot;))=&quot;&quot;;&quot;&quot;;INDIRECT(ADDRESS([.AE438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3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3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3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3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43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43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43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43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43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3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3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3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3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3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43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3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3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3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3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3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43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3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3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3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3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3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3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3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3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3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3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3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3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3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3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3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3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3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3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438]+1" office:value-type="float" office:value="73">
            <text:p>7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57]+1" office:value-type="float" office:value="74">
            <text:p>7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57]+1" office:value-type="float" office:value="75">
            <text:p>7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57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57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57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57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5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5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57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5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5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57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5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5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5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5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5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5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5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5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57];5; 1; ;&quot;Feuille 2&quot;))=&quot;&quot;;&quot;&quot;;INDIRECT(ADDRESS([.A45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57];5; 1; ;&quot;Feuille 2&quot;))=&quot;&quot;;&quot;&quot;;INDIRECT(ADDRESS([.P45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57];5; 1; ;&quot;Feuille 2&quot;))=&quot;&quot;;&quot;&quot;;INDIRECT(ADDRESS([.AE45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5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5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5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457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45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45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45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45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457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45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5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5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5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5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45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5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5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5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5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5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457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457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57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57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57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57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457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45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5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5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5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5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5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5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5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5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5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5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5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457]+1" office:value-type="float" office:value="76">
            <text:p>7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76]+1" office:value-type="float" office:value="77">
            <text:p>7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76]+1" office:value-type="float" office:value="78">
            <text:p>7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76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76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76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76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7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7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76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7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7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76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7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7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7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7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7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7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7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7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76];5; 1; ;&quot;Feuille 2&quot;))=&quot;&quot;;&quot;&quot;;INDIRECT(ADDRESS([.A476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76];5; 1; ;&quot;Feuille 2&quot;))=&quot;&quot;;&quot;&quot;;INDIRECT(ADDRESS([.P476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76];5; 1; ;&quot;Feuille 2&quot;))=&quot;&quot;;&quot;&quot;;INDIRECT(ADDRESS([.AE476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7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7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7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7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47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47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47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47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47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7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7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7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7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7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47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7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7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7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7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7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47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7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7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7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7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7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7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7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7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7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7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7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7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7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7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7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7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7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7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476]+1" office:value-type="float" office:value="79">
            <text:p>7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495]+1" office:value-type="float" office:value="80">
            <text:p>8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495]+1" office:value-type="float" office:value="81">
            <text:p>8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495];1; 1; ;&quot;Feuille 2&quot;))" office:value-type="string" office:string-value="Molosse Satanique" table:number-columns-spanned="8" table:number-rows-spanned="1">
            <text:p>Molosse Sataniqu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495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495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495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49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49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495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49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49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495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49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49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49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49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495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495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495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495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495];5; 1; ;&quot;Feuille 2&quot;))=&quot;&quot;;&quot;&quot;;INDIRECT(ADDRESS([.A495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495];5; 1; ;&quot;Feuille 2&quot;))=&quot;&quot;;&quot;&quot;;INDIRECT(ADDRESS([.P495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495];5; 1; ;&quot;Feuille 2&quot;))=&quot;&quot;;&quot;&quot;;INDIRECT(ADDRESS([.AE495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49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49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49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9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49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49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49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49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49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9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49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49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49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49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49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9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49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49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49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49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49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49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9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9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9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9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49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49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9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9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9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9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49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49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9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9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9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9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49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495]+1" office:value-type="float" office:value="82">
            <text:p>8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14]+1" office:value-type="float" office:value="83">
            <text:p>8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14]+1" office:value-type="float" office:value="84">
            <text:p>8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14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14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14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14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51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51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14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51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51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14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51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51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1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14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1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14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14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14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14];5; 1; ;&quot;Feuille 2&quot;))=&quot;&quot;;&quot;&quot;;INDIRECT(ADDRESS([.A514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14];5; 1; ;&quot;Feuille 2&quot;))=&quot;&quot;;&quot;&quot;;INDIRECT(ADDRESS([.P514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14];5; 1; ;&quot;Feuille 2&quot;))=&quot;&quot;;&quot;&quot;;INDIRECT(ADDRESS([.AE514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1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1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1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14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51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51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51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51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514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1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1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51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51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51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51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1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1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51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51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51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51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14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14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14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14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14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14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1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1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1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1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1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1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1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1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1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1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1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1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514]+1" office:value-type="float" office:value="85">
            <text:p>8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33]+1" office:value-type="float" office:value="86">
            <text:p>8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33]+1" office:value-type="float" office:value="87">
            <text:p>8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33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33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33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33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533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53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33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533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53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33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E533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53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3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33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3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33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33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33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33];5; 1; ;&quot;Feuille 2&quot;))=&quot;&quot;;&quot;&quot;;INDIRECT(ADDRESS([.A533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33];5; 1; ;&quot;Feuille 2&quot;))=&quot;&quot;;&quot;&quot;;INDIRECT(ADDRESS([.P533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33];5; 1; ;&quot;Feuille 2&quot;))=&quot;&quot;;&quot;&quot;;INDIRECT(ADDRESS([.AE533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3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3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3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3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53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53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53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53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53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3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3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53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53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53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53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3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3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53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53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53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53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3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3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3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3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3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3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3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3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3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3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3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3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3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3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3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3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3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3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533]+1" office:value-type="float" office:value="88">
            <text:p>8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52]+1" office:value-type="float" office:value="89">
            <text:p>8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52]+1" office:value-type="float" office:value="90">
            <text:p>9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52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52];1; 1; ;&quot;Feuille 2&quot;))" office:value-type="string" office:string-value="Fungus géant" table:number-columns-spanned="8" table:number-rows-spanned="1">
            <text:p>Fungus gé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52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52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A552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55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52];7; 1; ;&quot;Feuille 2&quot;))" office:value-type="float" office:value="4" table:number-columns-spanned="2" table:number-rows-spanned="1">
            <text:p>4</text:p>
          </table:table-cell>
          <table:covered-table-cell/>
          <table:table-cell table:style-name="ce27" table:formula="of:=INDIRECT(ADDRESS([.P552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55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52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552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55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5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52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52];2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52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5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5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52];5; 1; ;&quot;Feuille 2&quot;))=&quot;&quot;;&quot;&quot;;INDIRECT(ADDRESS([.A552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52];5; 1; ;&quot;Feuille 2&quot;))=&quot;&quot;;&quot;&quot;;INDIRECT(ADDRESS([.P552];5; 1; ;&quot;Feuille 2&quot;)))" office:value-type="string" office:string-value="Spore" table:number-columns-spanned="10" table:number-rows-spanned="2">
            <text:p>Spor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52];5; 1; ;&quot;Feuille 2&quot;))=&quot;&quot;;&quot;&quot;;INDIRECT(ADDRESS([.AE552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5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5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5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5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55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55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55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55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55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5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5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55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55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55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55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5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5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55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55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552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5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5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5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5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5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5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5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5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5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5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5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5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5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5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552]+1" office:value-type="float" office:value="91">
            <text:p>9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71]+1" office:value-type="float" office:value="92">
            <text:p>9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71]+1" office:value-type="float" office:value="93">
            <text:p>9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71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71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71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71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57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57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71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57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57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71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571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57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7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7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7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7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7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7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71];5; 1; ;&quot;Feuille 2&quot;))=&quot;&quot;;&quot;&quot;;INDIRECT(ADDRESS([.A571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71];5; 1; ;&quot;Feuille 2&quot;))=&quot;&quot;;&quot;&quot;;INDIRECT(ADDRESS([.P571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71];5; 1; ;&quot;Feuille 2&quot;))=&quot;&quot;;&quot;&quot;;INDIRECT(ADDRESS([.AE571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7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7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7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71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57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57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57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571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7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7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57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57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57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7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7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57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57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571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571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571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57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7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7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7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571]+1" office:value-type="float" office:value="94">
            <text:p>9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590]+1" office:value-type="float" office:value="95">
            <text:p>9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590]+1" office:value-type="float" office:value="96">
            <text:p>9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590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590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590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590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59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59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590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59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59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590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590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59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59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59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59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59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59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59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590];5; 1; ;&quot;Feuille 2&quot;))=&quot;&quot;;&quot;&quot;;INDIRECT(ADDRESS([.A59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590];5; 1; ;&quot;Feuille 2&quot;))=&quot;&quot;;&quot;&quot;;INDIRECT(ADDRESS([.P59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590];5; 1; ;&quot;Feuille 2&quot;))=&quot;&quot;;&quot;&quot;;INDIRECT(ADDRESS([.AE59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59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59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59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9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59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59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59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59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9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59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59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59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59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9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59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59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59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590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59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59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59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59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59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59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590]+1" office:value-type="float" office:value="97">
            <text:p>9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609]+1" office:value-type="float" office:value="98">
            <text:p>9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609]+1" office:value-type="float" office:value="99">
            <text:p>9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609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609];1; 1; ;&quot;Feuille 2&quot;))" office:value-type="string" office:string-value="Abishaii noir" table:number-columns-spanned="8" table:number-rows-spanned="1">
            <text:p>Abishaii no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609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609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60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60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609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60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60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609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609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60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60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60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60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60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60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60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609];5; 1; ;&quot;Feuille 2&quot;))=&quot;&quot;;&quot;&quot;;INDIRECT(ADDRESS([.A609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609];5; 1; ;&quot;Feuille 2&quot;))=&quot;&quot;;&quot;&quot;;INDIRECT(ADDRESS([.P609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609];5; 1; ;&quot;Feuille 2&quot;))=&quot;&quot;;&quot;&quot;;INDIRECT(ADDRESS([.AE60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60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60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60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0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60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60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60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60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0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60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60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60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609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0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60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60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60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60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60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0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0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0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0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0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0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0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0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0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0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609]+1" office:value-type="float" office:value="100">
            <text:p>10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628]+1" office:value-type="float" office:value="101">
            <text:p>10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628]+1" office:value-type="float" office:value="102">
            <text:p>10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628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628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628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628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62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62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628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62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62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628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628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62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62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62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62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62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62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62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628];5; 1; ;&quot;Feuille 2&quot;))=&quot;&quot;;&quot;&quot;;INDIRECT(ADDRESS([.A62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628];5; 1; ;&quot;Feuille 2&quot;))=&quot;&quot;;&quot;&quot;;INDIRECT(ADDRESS([.P62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628];5; 1; ;&quot;Feuille 2&quot;))=&quot;&quot;;&quot;&quot;;INDIRECT(ADDRESS([.AE62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62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62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62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628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62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62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62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62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62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62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62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62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62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62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62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2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62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62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62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62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62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628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28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28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28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28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28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62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2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2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2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2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2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2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2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2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2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2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2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628]+1" office:value-type="float" office:value="103">
            <text:p>10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647]+1" office:value-type="float" office:value="104">
            <text:p>10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647]+1" office:value-type="float" office:value="105">
            <text:p>10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647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647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647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647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64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64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647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64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64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647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647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64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647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64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647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64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647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64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647];5; 1; ;&quot;Feuille 2&quot;))=&quot;&quot;;&quot;&quot;;INDIRECT(ADDRESS([.A64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647];5; 1; ;&quot;Feuille 2&quot;))=&quot;&quot;;&quot;&quot;;INDIRECT(ADDRESS([.P64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647];5; 1; ;&quot;Feuille 2&quot;))=&quot;&quot;;&quot;&quot;;INDIRECT(ADDRESS([.AE64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64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64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64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4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64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64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64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64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64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4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64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64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64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64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64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4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64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64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64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64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64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4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4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4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4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4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4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4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4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4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4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4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4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4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4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4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4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4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4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647]+1" office:value-type="float" office:value="106">
            <text:p>10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666]+1" office:value-type="float" office:value="107">
            <text:p>10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666]+1" office:value-type="float" office:value="108">
            <text:p>10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666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666];1; 1; ;&quot;Feuille 2&quot;))" office:value-type="string" office:string-value="Thri-kreen" table:number-columns-spanned="8" table:number-rows-spanned="1">
            <text:p>Thri-kree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666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666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66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66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666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66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66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666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666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66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666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66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666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66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666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66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666];5; 1; ;&quot;Feuille 2&quot;))=&quot;&quot;;&quot;&quot;;INDIRECT(ADDRESS([.A666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666];5; 1; ;&quot;Feuille 2&quot;))=&quot;&quot;;&quot;&quot;;INDIRECT(ADDRESS([.P666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666];5; 1; ;&quot;Feuille 2&quot;))=&quot;&quot;;&quot;&quot;;INDIRECT(ADDRESS([.AE666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66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66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66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6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66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66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66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66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66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6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66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66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66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66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66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6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66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66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66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666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66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6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6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6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6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66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66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6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6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6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6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6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6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6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666]+1" office:value-type="float" office:value="109">
            <text:p>10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685]+1" office:value-type="float" office:value="110">
            <text:p>11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685]+1" office:value-type="float" office:value="111">
            <text:p>11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685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685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685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685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68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68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685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68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68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685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685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68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685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68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685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68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685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68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685];5; 1; ;&quot;Feuille 2&quot;))=&quot;&quot;;&quot;&quot;;INDIRECT(ADDRESS([.A685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685];5; 1; ;&quot;Feuille 2&quot;))=&quot;&quot;;&quot;&quot;;INDIRECT(ADDRESS([.P685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685];5; 1; ;&quot;Feuille 2&quot;))=&quot;&quot;;&quot;&quot;;INDIRECT(ADDRESS([.AE685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68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68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68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685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68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68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68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685];4; 1; ;&quot;Feuille 2&quot;))&gt;=5;5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68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68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68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68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68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8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68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68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68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685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685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685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68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68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685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68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685]+1" office:value-type="float" office:value="112">
            <text:p>11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04]+1" office:value-type="float" office:value="113">
            <text:p>11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04]+1" office:value-type="float" office:value="114">
            <text:p>11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04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04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04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04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70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70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04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70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70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04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E704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E704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0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0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0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0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0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0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04];5; 1; ;&quot;Feuille 2&quot;))=&quot;&quot;;&quot;&quot;;INDIRECT(ADDRESS([.A704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04];5; 1; ;&quot;Feuille 2&quot;))=&quot;&quot;;&quot;&quot;;INDIRECT(ADDRESS([.P704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04];5; 1; ;&quot;Feuille 2&quot;))=&quot;&quot;;&quot;&quot;;INDIRECT(ADDRESS([.AE704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0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0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0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0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70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70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70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70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0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0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0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0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0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0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0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0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0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04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0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0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0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0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04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0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704]+1" office:value-type="float" office:value="115">
            <text:p>11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23]+1" office:value-type="float" office:value="116">
            <text:p>11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23]+1" office:value-type="float" office:value="117">
            <text:p>11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23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23];1; 1; ;&quot;Feuille 2&quot;))" office:value-type="string" office:string-value="Gorgone" table:number-columns-spanned="8" table:number-rows-spanned="1">
            <text:p>Gorgon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23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23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A723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A72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23];7; 1; ;&quot;Feuille 2&quot;))" office:value-type="float" office:value="5" table:number-columns-spanned="2" table:number-rows-spanned="1">
            <text:p>5</text:p>
          </table:table-cell>
          <table:covered-table-cell/>
          <table:table-cell table:style-name="ce27" table:formula="of:=INDIRECT(ADDRESS([.P723];8; 1; ;&quot;Feuille 2&quot;))" office:value-type="float" office:value="2" table:number-columns-spanned="2" table:number-rows-spanned="1">
            <text:p>2</text:p>
          </table:table-cell>
          <table:covered-table-cell table:style-name="ce31"/>
          <table:table-cell table:style-name="ce27" table:formula="of:=INDIRECT(ADDRESS([.P72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23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723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723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2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2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2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2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23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2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23];5; 1; ;&quot;Feuille 2&quot;))=&quot;&quot;;&quot;&quot;;INDIRECT(ADDRESS([.A723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23];5; 1; ;&quot;Feuille 2&quot;))=&quot;&quot;;&quot;&quot;;INDIRECT(ADDRESS([.P723];5; 1; ;&quot;Feuille 2&quot;)))" office:value-type="string" office:string-value="Petrification" table:number-columns-spanned="10" table:number-rows-spanned="2">
            <text:p>Petrifica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23];5; 1; ;&quot;Feuille 2&quot;))=&quot;&quot;;&quot;&quot;;INDIRECT(ADDRESS([.AE723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2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2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2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2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72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72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72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72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2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2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2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2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23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2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2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2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2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2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723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2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2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2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2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2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2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2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2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2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2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723]+1" office:value-type="float" office:value="118">
            <text:p>11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42]+1" office:value-type="float" office:value="119">
            <text:p>11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42]+1" office:value-type="float" office:value="120">
            <text:p>12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42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42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42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42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742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74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42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742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74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42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742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742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4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4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4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4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4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4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42];5; 1; ;&quot;Feuille 2&quot;))=&quot;&quot;;&quot;&quot;;INDIRECT(ADDRESS([.A742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42];5; 1; ;&quot;Feuille 2&quot;))=&quot;&quot;;&quot;&quot;;INDIRECT(ADDRESS([.P742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42];5; 1; ;&quot;Feuille 2&quot;))=&quot;&quot;;&quot;&quot;;INDIRECT(ADDRESS([.AE742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4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4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4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742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74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74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74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74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742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74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4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4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4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4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74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4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4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4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4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4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742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742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42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42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42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42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42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74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4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4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4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4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4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4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4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4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4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4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4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742]+1" office:value-type="float" office:value="121">
            <text:p>12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61]+1" office:value-type="float" office:value="122">
            <text:p>12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61]+1" office:value-type="float" office:value="123">
            <text:p>12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61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61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61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61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761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76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61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761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76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61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761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761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6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6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6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6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6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6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61];5; 1; ;&quot;Feuille 2&quot;))=&quot;&quot;;&quot;&quot;;INDIRECT(ADDRESS([.A761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61];5; 1; ;&quot;Feuille 2&quot;))=&quot;&quot;;&quot;&quot;;INDIRECT(ADDRESS([.P761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61];5; 1; ;&quot;Feuille 2&quot;))=&quot;&quot;;&quot;&quot;;INDIRECT(ADDRESS([.AE761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6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6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6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6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76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76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76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76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76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6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6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6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6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6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76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6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6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6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6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6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761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6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6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6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6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6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6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6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6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6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6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6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6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6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6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6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6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6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6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761]+1" office:value-type="float" office:value="124">
            <text:p>12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80]+1" office:value-type="float" office:value="125">
            <text:p>12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80]+1" office:value-type="float" office:value="126">
            <text:p>12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80];1; 1; ;&quot;Feuille 2&quot;))" office:value-type="string" office:string-value="Béhir" table:number-columns-spanned="8" table:number-rows-spanned="1">
            <text:p>Béhi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80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80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80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780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78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80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780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78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80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780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780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8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8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8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8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8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8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80];5; 1; ;&quot;Feuille 2&quot;))=&quot;&quot;;&quot;&quot;;INDIRECT(ADDRESS([.A780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80];5; 1; ;&quot;Feuille 2&quot;))=&quot;&quot;;&quot;&quot;;INDIRECT(ADDRESS([.P78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80];5; 1; ;&quot;Feuille 2&quot;))=&quot;&quot;;&quot;&quot;;INDIRECT(ADDRESS([.AE78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8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8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8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8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78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78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78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78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78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8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8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8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8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8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78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8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8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8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8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8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780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78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8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8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8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8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78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78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8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8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8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8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8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80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8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8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8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8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8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780]+1" office:value-type="float" office:value="127">
            <text:p>12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799]+1" office:value-type="float" office:value="128">
            <text:p>12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799]+1" office:value-type="float" office:value="129">
            <text:p>12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799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799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799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799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799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79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799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799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79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799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799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799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79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79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79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79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79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799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799];5; 1; ;&quot;Feuille 2&quot;))=&quot;&quot;;&quot;&quot;;INDIRECT(ADDRESS([.A79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799];5; 1; ;&quot;Feuille 2&quot;))=&quot;&quot;;&quot;&quot;;INDIRECT(ADDRESS([.P79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799];5; 1; ;&quot;Feuille 2&quot;))=&quot;&quot;;&quot;&quot;;INDIRECT(ADDRESS([.AE79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79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79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79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799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79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79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79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79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799];4; 1; ;&quot;Feuille 2&quot;))&gt;=6;6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79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79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79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79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79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79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9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79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79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79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79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799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799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99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99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99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99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799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79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9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9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9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9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79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799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9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9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9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9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79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799]+1" office:value-type="float" office:value="130">
            <text:p>13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818]+1" office:value-type="float" office:value="131">
            <text:p>13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818]+1" office:value-type="float" office:value="132">
            <text:p>13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818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818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818];1; 1; ;&quot;Feuille 2&quot;))" office:value-type="string" office:string-value="Succube" table:number-columns-spanned="8" table:number-rows-spanned="1">
            <text:p>Succub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818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818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81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818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818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81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818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818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818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818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81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818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81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818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81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818];5; 1; ;&quot;Feuille 2&quot;))=&quot;&quot;;&quot;&quot;;INDIRECT(ADDRESS([.A81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818];5; 1; ;&quot;Feuille 2&quot;))=&quot;&quot;;&quot;&quot;;INDIRECT(ADDRESS([.P81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818];5; 1; ;&quot;Feuille 2&quot;))=&quot;&quot;;&quot;&quot;;INDIRECT(ADDRESS([.AE81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81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81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81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1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81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81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81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81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81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1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81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81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81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81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81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1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81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81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81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81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81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1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1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1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1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1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1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1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1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1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1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1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1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1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1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1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1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1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1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818]+1" office:value-type="float" office:value="133">
            <text:p>13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837]+1" office:value-type="float" office:value="134">
            <text:p>13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837]+1" office:value-type="float" office:value="135">
            <text:p>13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837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837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837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837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837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83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837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837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83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837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837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837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83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83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83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83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837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83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837];5; 1; ;&quot;Feuille 2&quot;))=&quot;&quot;;&quot;&quot;;INDIRECT(ADDRESS([.A837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837];5; 1; ;&quot;Feuille 2&quot;))=&quot;&quot;;&quot;&quot;;INDIRECT(ADDRESS([.P837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837];5; 1; ;&quot;Feuille 2&quot;))=&quot;&quot;;&quot;&quot;;INDIRECT(ADDRESS([.AE837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83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83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83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3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83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83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83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83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83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3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83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83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83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83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83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3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83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83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83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83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83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3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83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3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3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3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3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3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83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3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3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3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3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3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83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3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3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3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3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837]+1" office:value-type="float" office:value="136">
            <text:p>13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856]+1" office:value-type="float" office:value="137">
            <text:p>13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856]+1" office:value-type="float" office:value="138">
            <text:p>13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856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856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856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856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856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85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856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856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85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856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E856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E856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85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85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85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85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856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85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856];5; 1; ;&quot;Feuille 2&quot;))=&quot;&quot;;&quot;&quot;;INDIRECT(ADDRESS([.A856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856];5; 1; ;&quot;Feuille 2&quot;))=&quot;&quot;;&quot;&quot;;INDIRECT(ADDRESS([.P856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856];5; 1; ;&quot;Feuille 2&quot;))=&quot;&quot;;&quot;&quot;;INDIRECT(ADDRESS([.AE856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85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85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85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856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85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85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85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85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85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85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85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85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85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85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85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5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85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85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85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85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85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85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856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856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856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856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856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85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85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5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5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5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5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5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85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5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5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5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5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856]+1" office:value-type="float" office:value="139">
            <text:p>13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875]+1" office:value-type="float" office:value="140">
            <text:p>14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875]+1" office:value-type="float" office:value="141">
            <text:p>14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875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875];1; 1; ;&quot;Feuille 2&quot;))" office:value-type="string" office:string-value="Yuan-Ti" table:number-columns-spanned="8" table:number-rows-spanned="1">
            <text:p>Yuan-T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875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875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A875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A87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875];7; 1; ;&quot;Feuille 2&quot;))" office:value-type="float" office:value="6" table:number-columns-spanned="2" table:number-rows-spanned="1">
            <text:p>6</text:p>
          </table:table-cell>
          <table:covered-table-cell/>
          <table:table-cell table:style-name="ce27" table:formula="of:=INDIRECT(ADDRESS([.P875];8; 1; ;&quot;Feuille 2&quot;))" office:value-type="float" office:value="3" table:number-columns-spanned="2" table:number-rows-spanned="1">
            <text:p>3</text:p>
          </table:table-cell>
          <table:covered-table-cell table:style-name="ce31"/>
          <table:table-cell table:style-name="ce27" table:formula="of:=INDIRECT(ADDRESS([.P875];9; 1; ;&quot;Feuille 2&quot;))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875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875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875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87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87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87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87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875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875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875];5; 1; ;&quot;Feuille 2&quot;))=&quot;&quot;;&quot;&quot;;INDIRECT(ADDRESS([.A875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875];5; 1; ;&quot;Feuille 2&quot;))=&quot;&quot;;&quot;&quot;;INDIRECT(ADDRESS([.P875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875];5; 1; ;&quot;Feuille 2&quot;))=&quot;&quot;;&quot;&quot;;INDIRECT(ADDRESS([.AE875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87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87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87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7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87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87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87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87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87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7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87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87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87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87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87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7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87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87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87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87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87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7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87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7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7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7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7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7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87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7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7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7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7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7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875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7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7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7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7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875]+1" office:value-type="float" office:value="142">
            <text:p>14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894]+1" office:value-type="float" office:value="143">
            <text:p>14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894]+1" office:value-type="float" office:value="144">
            <text:p>14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894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894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894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894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894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89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894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894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89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894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894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89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89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89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89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89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89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894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894];5; 1; ;&quot;Feuille 2&quot;))=&quot;&quot;;&quot;&quot;;INDIRECT(ADDRESS([.A894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894];5; 1; ;&quot;Feuille 2&quot;))=&quot;&quot;;&quot;&quot;;INDIRECT(ADDRESS([.P894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894];5; 1; ;&quot;Feuille 2&quot;))=&quot;&quot;;&quot;&quot;;INDIRECT(ADDRESS([.AE894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89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89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894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9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89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89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89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89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89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9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89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89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89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89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89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9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89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89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89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89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89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89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89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9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9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9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89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89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89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9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9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9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89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89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894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9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9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9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89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894]+1" office:value-type="float" office:value="145">
            <text:p>14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13]+1" office:value-type="float" office:value="146">
            <text:p>14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13]+1" office:value-type="float" office:value="147">
            <text:p>14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13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13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13];1; 1; ;&quot;Feuille 2&quot;))" office:value-type="string" office:string-value="Banshee" table:number-columns-spanned="8" table:number-rows-spanned="1">
            <text:p>Banshe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13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913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91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13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913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91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13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913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91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1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1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1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1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1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13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13];5; 1; ;&quot;Feuille 2&quot;))=&quot;&quot;;&quot;&quot;;INDIRECT(ADDRESS([.A913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13];5; 1; ;&quot;Feuille 2&quot;))=&quot;&quot;;&quot;&quot;;INDIRECT(ADDRESS([.P913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13];5; 1; ;&quot;Feuille 2&quot;))=&quot;&quot;;&quot;&quot;;INDIRECT(ADDRESS([.AE913];5; 1; ;&quot;Feuille 2&quot;)))" office:value-type="string" office:string-value="Charme" table:number-columns-spanned="10" table:number-rows-spanned="2">
            <text:p>Charm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1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1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1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913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91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91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91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91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91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91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1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91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91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91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91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1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1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91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91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91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91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91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913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13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13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13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13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91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91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1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1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1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1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1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91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1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1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1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1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913]+1" office:value-type="float" office:value="148">
            <text:p>14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32]+1" office:value-type="float" office:value="149">
            <text:p>14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32]+1" office:value-type="float" office:value="150">
            <text:p>15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32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32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32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32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932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93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32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932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93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32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932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93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32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3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32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3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32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32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32];5; 1; ;&quot;Feuille 2&quot;))=&quot;&quot;;&quot;&quot;;INDIRECT(ADDRESS([.A93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32];5; 1; ;&quot;Feuille 2&quot;))=&quot;&quot;;&quot;&quot;;INDIRECT(ADDRESS([.P93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32];5; 1; ;&quot;Feuille 2&quot;))=&quot;&quot;;&quot;&quot;;INDIRECT(ADDRESS([.AE93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3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3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3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3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93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93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93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93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93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3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3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93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93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93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93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3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3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93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93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93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93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3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3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3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3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3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3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3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3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3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3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3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3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3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3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3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3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3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3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932]+1" office:value-type="float" office:value="151">
            <text:p>15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51]+1" office:value-type="float" office:value="152">
            <text:p>15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51]+1" office:value-type="float" office:value="153">
            <text:p>15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51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51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51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51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951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95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51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951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95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51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951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95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51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5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51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5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51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51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51];5; 1; ;&quot;Feuille 2&quot;))=&quot;&quot;;&quot;&quot;;INDIRECT(ADDRESS([.A95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51];5; 1; ;&quot;Feuille 2&quot;))=&quot;&quot;;&quot;&quot;;INDIRECT(ADDRESS([.P95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51];5; 1; ;&quot;Feuille 2&quot;))=&quot;&quot;;&quot;&quot;;INDIRECT(ADDRESS([.AE95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5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5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5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5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95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95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95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95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95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5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5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95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95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95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95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5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5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95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95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95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95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5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5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5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5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5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5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5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5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5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5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5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5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5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5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5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5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5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5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951]+1" office:value-type="float" office:value="154">
            <text:p>15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70]+1" office:value-type="float" office:value="155">
            <text:p>15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70]+1" office:value-type="float" office:value="156">
            <text:p>15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70];1; 1; ;&quot;Feuille 2&quot;))" office:value-type="string" office:string-value="Elementaire d’eau" table:number-columns-spanned="8" table:number-rows-spanned="1">
            <text:p>Elementaire d’ea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70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70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70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970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97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70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970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97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70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970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97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70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70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7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7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70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70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70];5; 1; ;&quot;Feuille 2&quot;))=&quot;&quot;;&quot;&quot;;INDIRECT(ADDRESS([.A97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70];5; 1; ;&quot;Feuille 2&quot;))=&quot;&quot;;&quot;&quot;;INDIRECT(ADDRESS([.P97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70];5; 1; ;&quot;Feuille 2&quot;))=&quot;&quot;;&quot;&quot;;INDIRECT(ADDRESS([.AE97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7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7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7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970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97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97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97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97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97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97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7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97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97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97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97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7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7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97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97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97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97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970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70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70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70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70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970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97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97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97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97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7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7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7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97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97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97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7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7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970]+1" office:value-type="float" office:value="157">
            <text:p>15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989]+1" office:value-type="float" office:value="158">
            <text:p>15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989]+1" office:value-type="float" office:value="159">
            <text:p>15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989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989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989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989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989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98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989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989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98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989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E989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E98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98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98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98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98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989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98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989];5; 1; ;&quot;Feuille 2&quot;))=&quot;&quot;;&quot;&quot;;INDIRECT(ADDRESS([.A98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989];5; 1; ;&quot;Feuille 2&quot;))=&quot;&quot;;&quot;&quot;;INDIRECT(ADDRESS([.P98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989];5; 1; ;&quot;Feuille 2&quot;))=&quot;&quot;;&quot;&quot;;INDIRECT(ADDRESS([.AE98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98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98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98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8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98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98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98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98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98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8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98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98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98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98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98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8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98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98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98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98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98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98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98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98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98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8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98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98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98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98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98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8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98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98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98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98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98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8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98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989]+1" office:value-type="float" office:value="160">
            <text:p>16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008]+1" office:value-type="float" office:value="161">
            <text:p>16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008]+1" office:value-type="float" office:value="162">
            <text:p>16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008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008];1; 1; ;&quot;Feuille 2&quot;))" office:value-type="string" office:string-value="Ours-Garou" table:number-columns-spanned="8" table:number-rows-spanned="1">
            <text:p>Ours-Garo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008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008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A1008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A100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008];7; 1; ;&quot;Feuille 2&quot;))" office:value-type="float" office:value="7" table:number-columns-spanned="2" table:number-rows-spanned="1">
            <text:p>7</text:p>
          </table:table-cell>
          <table:covered-table-cell/>
          <table:table-cell table:style-name="ce27" table:formula="of:=INDIRECT(ADDRESS([.P1008];8; 1; ;&quot;Feuille 2&quot;))" office:value-type="float" office:value="4" table:number-columns-spanned="2" table:number-rows-spanned="1">
            <text:p>4</text:p>
          </table:table-cell>
          <table:covered-table-cell table:style-name="ce31"/>
          <table:table-cell table:style-name="ce27" table:formula="of:=INDIRECT(ADDRESS([.P100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008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008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00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00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00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008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00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008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008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008];5; 1; ;&quot;Feuille 2&quot;))=&quot;&quot;;&quot;&quot;;INDIRECT(ADDRESS([.A100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008];5; 1; ;&quot;Feuille 2&quot;))=&quot;&quot;;&quot;&quot;;INDIRECT(ADDRESS([.P100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008];5; 1; ;&quot;Feuille 2&quot;))=&quot;&quot;;&quot;&quot;;INDIRECT(ADDRESS([.AE1008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00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00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00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0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00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00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00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00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00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0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00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00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00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00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00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0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00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00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00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00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00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0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00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00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00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0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0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0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00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00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00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0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0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0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00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0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0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0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0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008]+1" office:value-type="float" office:value="163">
            <text:p>16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027]+1" office:value-type="float" office:value="164">
            <text:p>16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027]+1" office:value-type="float" office:value="165">
            <text:p>16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027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027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027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027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02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02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027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02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02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027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02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02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02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02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02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02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02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027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027];5; 1; ;&quot;Feuille 2&quot;))=&quot;&quot;;&quot;&quot;;INDIRECT(ADDRESS([.A1027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027];5; 1; ;&quot;Feuille 2&quot;))=&quot;&quot;;&quot;&quot;;INDIRECT(ADDRESS([.P1027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027];5; 1; ;&quot;Feuille 2&quot;))=&quot;&quot;;&quot;&quot;;INDIRECT(ADDRESS([.AE1027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02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02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02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027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02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02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02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02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02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02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02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02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02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02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02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2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02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02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02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02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02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02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027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27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27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27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27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02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02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2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2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2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2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2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02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2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2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2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2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027]+1" office:value-type="float" office:value="166">
            <text:p>16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046]+1" office:value-type="float" office:value="167">
            <text:p>16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046]+1" office:value-type="float" office:value="168">
            <text:p>16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046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046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046];1; 1; ;&quot;Feuille 2&quot;))" office:value-type="string" office:string-value="glouton" table:number-columns-spanned="8" table:number-rows-spanned="1">
            <text:p>glouto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046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04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04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046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04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04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046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04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04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046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04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046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04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046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046];3; 1; ;&quot;Feuille 2&quot;)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046];5; 1; ;&quot;Feuille 2&quot;))=&quot;&quot;;&quot;&quot;;INDIRECT(ADDRESS([.A1046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046];5; 1; ;&quot;Feuille 2&quot;))=&quot;&quot;;&quot;&quot;;INDIRECT(ADDRESS([.P1046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046];5; 1; ;&quot;Feuille 2&quot;))=&quot;&quot;;&quot;&quot;;INDIRECT(ADDRESS([.AE1046];5; 1; ;&quot;Feuille 2&quot;)))" office:value-type="string" office:string-value="Grignotage" table:number-columns-spanned="10" table:number-rows-spanned="2">
            <text:p>Grignotag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04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04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046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4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04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04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04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04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04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4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04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04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04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04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04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4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04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04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04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04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04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4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04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4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4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4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4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4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04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4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4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4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4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4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04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4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4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4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4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046]+1" office:value-type="float" office:value="169">
            <text:p>16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065]+1" office:value-type="float" office:value="170">
            <text:p>17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065]+1" office:value-type="float" office:value="171">
            <text:p>17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065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065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065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065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065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065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065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065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065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065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065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065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06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06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06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06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06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06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065];5; 1; ;&quot;Feuille 2&quot;))=&quot;&quot;;&quot;&quot;;INDIRECT(ADDRESS([.A106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065];5; 1; ;&quot;Feuille 2&quot;))=&quot;&quot;;&quot;&quot;;INDIRECT(ADDRESS([.P106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065];5; 1; ;&quot;Feuille 2&quot;))=&quot;&quot;;&quot;&quot;;INDIRECT(ADDRESS([.AE106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06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06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06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6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06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06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06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06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06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6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06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06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06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06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06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6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06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06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06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06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06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06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06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06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06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6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06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06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06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06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06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6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6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6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06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06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06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6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6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065]+1" office:value-type="float" office:value="172">
            <text:p>17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084]+1" office:value-type="float" office:value="173">
            <text:p>17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084]+1" office:value-type="float" office:value="174">
            <text:p>17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084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084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084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084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084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08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084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084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08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084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084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084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08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08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08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08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08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084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084];5; 1; ;&quot;Feuille 2&quot;))=&quot;&quot;;&quot;&quot;;INDIRECT(ADDRESS([.A108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084];5; 1; ;&quot;Feuille 2&quot;))=&quot;&quot;;&quot;&quot;;INDIRECT(ADDRESS([.P108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084];5; 1; ;&quot;Feuille 2&quot;))=&quot;&quot;;&quot;&quot;;INDIRECT(ADDRESS([.AE108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08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08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08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084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08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08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08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08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08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08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08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08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08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08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08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8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08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08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08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08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08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08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08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08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084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84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084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08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08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08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08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8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08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08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08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08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08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8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08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084]+1" office:value-type="float" office:value="175">
            <text:p>17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03]+1" office:value-type="float" office:value="176">
            <text:p>17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03]+1" office:value-type="float" office:value="177">
            <text:p>17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03];1; 1; ;&quot;Feuille 2&quot;))" office:value-type="string" office:string-value="élementaire de terre" table:number-columns-spanned="8" table:number-rows-spanned="1">
            <text:p>élementaire de ter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03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03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03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103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0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03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103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0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03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103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03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03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0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0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03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0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03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03];5; 1; ;&quot;Feuille 2&quot;))=&quot;&quot;;&quot;&quot;;INDIRECT(ADDRESS([.A110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03];5; 1; ;&quot;Feuille 2&quot;))=&quot;&quot;;&quot;&quot;;INDIRECT(ADDRESS([.P1103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03];5; 1; ;&quot;Feuille 2&quot;))=&quot;&quot;;&quot;&quot;;INDIRECT(ADDRESS([.AE1103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0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0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03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0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10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10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10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10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10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0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0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0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0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0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0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0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0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0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0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0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0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0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103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103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10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0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0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0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0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0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0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0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0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0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0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0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0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0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0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103]+1" office:value-type="float" office:value="178">
            <text:p>17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22]+1" office:value-type="float" office:value="179">
            <text:p>17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22]+1" office:value-type="float" office:value="180">
            <text:p>18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22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22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22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22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122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2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22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P1122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2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22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E1122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22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22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22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22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22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22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22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22];5; 1; ;&quot;Feuille 2&quot;))=&quot;&quot;;&quot;&quot;;INDIRECT(ADDRESS([.A1122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22];5; 1; ;&quot;Feuille 2&quot;))=&quot;&quot;;&quot;&quot;;INDIRECT(ADDRESS([.P1122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22];5; 1; ;&quot;Feuille 2&quot;))=&quot;&quot;;&quot;&quot;;INDIRECT(ADDRESS([.AE1122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2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2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22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2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12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12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12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12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12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2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2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2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2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2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2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2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2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2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2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2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2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2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12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2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2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2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2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2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2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2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2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2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2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2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2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2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2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2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2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122]+1" office:value-type="float" office:value="181">
            <text:p>18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41]+1" office:value-type="float" office:value="182">
            <text:p>18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41]+1" office:value-type="float" office:value="183">
            <text:p>18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41];1; 1; ;&quot;Feuille 2&quot;))" office:value-type="string" office:string-value="élementaire de feu" table:number-columns-spanned="8" table:number-rows-spanned="1">
            <text:p>élementaire de feu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41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41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41];7; 1; ;&quot;Feuille 2&quot;))" office:value-type="float" office:value="8" table:number-columns-spanned="2" table:number-rows-spanned="1">
            <text:p>8</text:p>
          </table:table-cell>
          <table:covered-table-cell/>
          <table:table-cell table:style-name="ce27" table:formula="of:=INDIRECT(ADDRESS([.A1141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4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41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141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4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41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141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41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41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41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41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41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41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41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41];5; 1; ;&quot;Feuille 2&quot;))=&quot;&quot;;&quot;&quot;;INDIRECT(ADDRESS([.A1141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41];5; 1; ;&quot;Feuille 2&quot;))=&quot;&quot;;&quot;&quot;;INDIRECT(ADDRESS([.P1141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41];5; 1; ;&quot;Feuille 2&quot;))=&quot;&quot;;&quot;&quot;;INDIRECT(ADDRESS([.AE1141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4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4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4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41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14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14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14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14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14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4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4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4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4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4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4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4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4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4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4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4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4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4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141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41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41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41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41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4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4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4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4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4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4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4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4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4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4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4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4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141]+1" office:value-type="float" office:value="184">
            <text:p>18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60]+1" office:value-type="float" office:value="185">
            <text:p>18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60]+1" office:value-type="float" office:value="186">
            <text:p>18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60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60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60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60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160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6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60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160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6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60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160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60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6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6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6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6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6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6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60];5; 1; ;&quot;Feuille 2&quot;))=&quot;&quot;;&quot;&quot;;INDIRECT(ADDRESS([.A116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60];5; 1; ;&quot;Feuille 2&quot;))=&quot;&quot;;&quot;&quot;;INDIRECT(ADDRESS([.P116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60];5; 1; ;&quot;Feuille 2&quot;))=&quot;&quot;;&quot;&quot;;INDIRECT(ADDRESS([.AE1160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6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6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6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6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16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16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16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16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16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6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6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6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6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6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6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6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6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6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6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6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6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6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16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6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6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6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6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6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6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6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6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6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6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6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60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60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60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6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6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160]+1" office:value-type="float" office:value="187">
            <text:p>18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79]+1" office:value-type="float" office:value="188">
            <text:p>18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79]+1" office:value-type="float" office:value="189">
            <text:p>18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79];1; 1; ;&quot;Feuille 2&quot;))" office:value-type="string" office:string-value="Abishaii rouge" table:number-columns-spanned="8" table:number-rows-spanned="1">
            <text:p>Abishaii roug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79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79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79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179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7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79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179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7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79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179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79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7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79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7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7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7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7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79];5; 1; ;&quot;Feuille 2&quot;))=&quot;&quot;;&quot;&quot;;INDIRECT(ADDRESS([.A1179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79];5; 1; ;&quot;Feuille 2&quot;))=&quot;&quot;;&quot;&quot;;INDIRECT(ADDRESS([.P117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79];5; 1; ;&quot;Feuille 2&quot;))=&quot;&quot;;&quot;&quot;;INDIRECT(ADDRESS([.AE117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7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7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7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7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17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17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17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17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17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7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7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7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7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7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7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7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7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7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7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7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7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17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179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79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7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7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17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17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7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17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17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7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7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7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7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17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179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7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7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179]+1" office:value-type="float" office:value="190">
            <text:p>19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198]+1" office:value-type="float" office:value="191">
            <text:p>19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198]+1" office:value-type="float" office:value="192">
            <text:p>19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198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198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198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198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198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19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198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198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19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198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198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198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19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19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19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19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198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19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198];5; 1; ;&quot;Feuille 2&quot;))=&quot;&quot;;&quot;&quot;;INDIRECT(ADDRESS([.A119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198];5; 1; ;&quot;Feuille 2&quot;))=&quot;&quot;;&quot;&quot;;INDIRECT(ADDRESS([.P119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198];5; 1; ;&quot;Feuille 2&quot;))=&quot;&quot;;&quot;&quot;;INDIRECT(ADDRESS([.AE119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19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19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19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98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19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19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19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19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19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9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19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19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19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19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19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9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19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19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19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19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19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19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19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19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198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98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198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19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19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19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19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9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19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19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19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19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19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9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19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198]+1" office:value-type="float" office:value="193">
            <text:p>19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217]+1" office:value-type="float" office:value="194">
            <text:p>19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217]+1" office:value-type="float" office:value="195">
            <text:p>19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217];1; 1; ;&quot;Feuille 2&quot;))" office:value-type="string" office:string-value="Cheval à dent de sabre" table:number-columns-spanned="8" table:number-rows-spanned="1">
            <text:p>Cheval à dent de sab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217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217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217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21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21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217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21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21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217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217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217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217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21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217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21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217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217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217];5; 1; ;&quot;Feuille 2&quot;))=&quot;&quot;;&quot;&quot;;INDIRECT(ADDRESS([.A1217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217];5; 1; ;&quot;Feuille 2&quot;))=&quot;&quot;;&quot;&quot;;INDIRECT(ADDRESS([.P1217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217];5; 1; ;&quot;Feuille 2&quot;))=&quot;&quot;;&quot;&quot;;INDIRECT(ADDRESS([.AE1217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217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21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21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1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21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21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21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21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21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1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21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21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21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21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21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1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21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21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21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21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21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1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217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217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21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1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1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1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1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1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1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1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1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17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17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1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1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1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1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217]+1" office:value-type="float" office:value="196">
            <text:p>19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236]+1" office:value-type="float" office:value="197">
            <text:p>19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236]+1" office:value-type="float" office:value="198">
            <text:p>19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236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236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236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236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23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23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236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P123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P123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236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E1236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E1236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236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23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236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23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236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236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236];5; 1; ;&quot;Feuille 2&quot;))=&quot;&quot;;&quot;&quot;;INDIRECT(ADDRESS([.A123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236];5; 1; ;&quot;Feuille 2&quot;))=&quot;&quot;;&quot;&quot;;INDIRECT(ADDRESS([.P123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236];5; 1; ;&quot;Feuille 2&quot;))=&quot;&quot;;&quot;&quot;;INDIRECT(ADDRESS([.AE123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23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23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23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3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23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23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23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23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23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3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23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23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23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23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23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3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23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23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23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23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23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3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3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3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3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3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3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3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3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3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3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3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3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36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36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36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3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3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3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236]+1" office:value-type="float" office:value="199">
            <text:p>19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255]+1" office:value-type="float" office:value="200">
            <text:p>20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255]+1" office:value-type="float" office:value="201">
            <text:p>20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255];1; 1; ;&quot;Feuille 2&quot;))" office:value-type="string" office:string-value="Fantôme" table:number-columns-spanned="8" table:number-rows-spanned="1">
            <text:p>Fantôm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255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255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255];7; 1; ;&quot;Feuille 2&quot;))" office:value-type="float" office:value="9" table:number-columns-spanned="2" table:number-rows-spanned="1">
            <text:p>9</text:p>
          </table:table-cell>
          <table:covered-table-cell/>
          <table:table-cell table:style-name="ce27" table:formula="of:=INDIRECT(ADDRESS([.A1255];8; 1; ;&quot;Feuille 2&quot;))" office:value-type="float" office:value="5" table:number-columns-spanned="2" table:number-rows-spanned="1">
            <text:p>5</text:p>
          </table:table-cell>
          <table:covered-table-cell table:style-name="ce31"/>
          <table:table-cell table:style-name="ce27" table:formula="of:=INDIRECT(ADDRESS([.A1255];9; 1; ;&quot;Feuille 2&quot;))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255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255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255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255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255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255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255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255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25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255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255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255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255];5; 1; ;&quot;Feuille 2&quot;))=&quot;&quot;;&quot;&quot;;INDIRECT(ADDRESS([.A1255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255];5; 1; ;&quot;Feuille 2&quot;))=&quot;&quot;;&quot;&quot;;INDIRECT(ADDRESS([.P125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255];5; 1; ;&quot;Feuille 2&quot;))=&quot;&quot;;&quot;&quot;;INDIRECT(ADDRESS([.AE1255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25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25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25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255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25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25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25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25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25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25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25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25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25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25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25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5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25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25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25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25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25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255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255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255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255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255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255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25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25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25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5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5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5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5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25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255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5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5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5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255]+1" office:value-type="float" office:value="202">
            <text:p>20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274]+1" office:value-type="float" office:value="203">
            <text:p>20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274]+1" office:value-type="float" office:value="204">
            <text:p>20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274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274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274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274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274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274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274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274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274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274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274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274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27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274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27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274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274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274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274];5; 1; ;&quot;Feuille 2&quot;))=&quot;&quot;;&quot;&quot;;INDIRECT(ADDRESS([.A127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274];5; 1; ;&quot;Feuille 2&quot;))=&quot;&quot;;&quot;&quot;;INDIRECT(ADDRESS([.P127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274];5; 1; ;&quot;Feuille 2&quot;))=&quot;&quot;;&quot;&quot;;INDIRECT(ADDRESS([.AE127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27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27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27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7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27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27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27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27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27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7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27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27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27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27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27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7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27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27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27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27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27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7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27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27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7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7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7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7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27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27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7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7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7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7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27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274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7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7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7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274]+1" office:value-type="float" office:value="205">
            <text:p>20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293]+1" office:value-type="float" office:value="206">
            <text:p>20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293]+1" office:value-type="float" office:value="207">
            <text:p>20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293];1; 1; ;&quot;Feuille 2&quot;))" office:value-type="string" office:string-value="Carnosaure" table:number-columns-spanned="8" table:number-rows-spanned="1">
            <text:p>Carnosau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293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293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293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293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293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293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293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293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293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293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293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293];2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293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293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29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293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293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293];5; 1; ;&quot;Feuille 2&quot;))=&quot;&quot;;&quot;&quot;;INDIRECT(ADDRESS([.A129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293];5; 1; ;&quot;Feuille 2&quot;))=&quot;&quot;;&quot;&quot;;INDIRECT(ADDRESS([.P1293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293];5; 1; ;&quot;Feuille 2&quot;))=&quot;&quot;;&quot;&quot;;INDIRECT(ADDRESS([.AE1293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29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29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29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9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29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29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29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29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29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9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29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29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29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29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29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9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29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29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29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29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29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29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293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29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9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9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29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29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9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9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9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9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29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293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93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93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9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9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29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293]+1" office:value-type="float" office:value="208">
            <text:p>20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12]+1" office:value-type="float" office:value="209">
            <text:p>20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12]+1" office:value-type="float" office:value="210">
            <text:p>21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12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12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12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12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312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312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12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312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312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12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312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312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12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1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12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1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12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1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12];5; 1; ;&quot;Feuille 2&quot;))=&quot;&quot;;&quot;&quot;;INDIRECT(ADDRESS([.A1312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12];5; 1; ;&quot;Feuille 2&quot;))=&quot;&quot;;&quot;&quot;;INDIRECT(ADDRESS([.P1312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12];5; 1; ;&quot;Feuille 2&quot;))=&quot;&quot;;&quot;&quot;;INDIRECT(ADDRESS([.AE1312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1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1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1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312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31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31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31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31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31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31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1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1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31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31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31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1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1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1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31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31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31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312];4; 1; ;&quot;Feuille 2&quot;))&gt;=7;7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12];4; 1; ;&quot;Feuille 2&quot;))&gt;=8;8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12];4; 1; ;&quot;Feuille 2&quot;))&gt;=9;9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12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12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12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31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1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1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1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1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1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12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12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12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12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12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12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312]+1" office:value-type="float" office:value="211">
            <text:p>21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31]+1" office:value-type="float" office:value="212">
            <text:p>21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31]+1" office:value-type="float" office:value="213">
            <text:p>21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31];1; 1; ;&quot;Feuille 2&quot;))" office:value-type="string" office:string-value="élementaire du chaos" table:number-columns-spanned="8" table:number-rows-spanned="1">
            <text:p>élementaire du chaos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31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31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31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331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331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31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331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331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31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331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331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31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3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3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31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3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31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31];5; 1; ;&quot;Feuille 2&quot;))=&quot;&quot;;&quot;&quot;;INDIRECT(ADDRESS([.A1331];5; 1; ;&quot;Feuille 2&quot;)))" office:value-type="string" office:string-value="Malediction du chaos" table:number-columns-spanned="10" table:number-rows-spanned="2">
            <text:p>Malediction du chaos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31];5; 1; ;&quot;Feuille 2&quot;))=&quot;&quot;;&quot;&quot;;INDIRECT(ADDRESS([.P133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31];5; 1; ;&quot;Feuille 2&quot;))=&quot;&quot;;&quot;&quot;;INDIRECT(ADDRESS([.AE133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3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3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3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3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33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33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33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33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33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3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3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3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33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33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33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3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3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3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33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33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33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31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31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3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3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3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3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3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331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331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331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33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3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3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331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331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331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33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3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331]+1" office:value-type="float" office:value="214">
            <text:p>21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50]+1" office:value-type="float" office:value="215">
            <text:p>21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50]+1" office:value-type="float" office:value="216">
            <text:p>21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50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50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50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50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350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350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50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P1350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P1350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50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E1350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E1350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5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5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5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5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50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50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50];5; 1; ;&quot;Feuille 2&quot;))=&quot;&quot;;&quot;&quot;;INDIRECT(ADDRESS([.A135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50];5; 1; ;&quot;Feuille 2&quot;))=&quot;&quot;;&quot;&quot;;INDIRECT(ADDRESS([.P135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50];5; 1; ;&quot;Feuille 2&quot;))=&quot;&quot;;&quot;&quot;;INDIRECT(ADDRESS([.AE135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5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5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5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5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35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35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35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35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35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5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5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5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35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35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35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5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5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5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35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35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35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5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35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35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35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35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5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5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35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35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35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35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5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5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35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35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35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35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5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350]+1" office:value-type="float" office:value="217">
            <text:p>21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69]+1" office:value-type="float" office:value="218">
            <text:p>21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69]+1" office:value-type="float" office:value="219">
            <text:p>21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69];1; 1; ;&quot;Feuille 2&quot;))" office:value-type="string" office:string-value="Titan" table:number-columns-spanned="8" table:number-rows-spanned="1">
            <text:p>Titan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69];1; 1; ;&quot;Feuille 2&quot;))" office:value-type="string" office:string-value="Shai" table:number-columns-spanned="8" table:number-rows-spanned="1">
            <text:p>Sha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69];1; 1; ;&quot;Feuille 2&quot;))" office:value-type="string" office:string-value="Shai" table:number-columns-spanned="8" table:number-rows-spanned="1">
            <text:p>Sha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69];7; 1; ;&quot;Feuille 2&quot;))" office:value-type="float" office:value="10" table:number-columns-spanned="2" table:number-rows-spanned="1">
            <text:p>10</text:p>
          </table:table-cell>
          <table:covered-table-cell/>
          <table:table-cell table:style-name="ce27" table:formula="of:=INDIRECT(ADDRESS([.A1369];8; 1; ;&quot;Feuille 2&quot;))" office:value-type="float" office:value="6" table:number-columns-spanned="2" table:number-rows-spanned="1">
            <text:p>6</text:p>
          </table:table-cell>
          <table:covered-table-cell table:style-name="ce31"/>
          <table:table-cell table:style-name="ce27" table:formula="of:=INDIRECT(ADDRESS([.A1369];9; 1; ;&quot;Feuille 2&quot;))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69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P1369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P1369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69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E1369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E1369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69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69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6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6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6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69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69];5; 1; ;&quot;Feuille 2&quot;))=&quot;&quot;;&quot;&quot;;INDIRECT(ADDRESS([.A1369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69];5; 1; ;&quot;Feuille 2&quot;))=&quot;&quot;;&quot;&quot;;INDIRECT(ADDRESS([.P1369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69];5; 1; ;&quot;Feuille 2&quot;))=&quot;&quot;;&quot;&quot;;INDIRECT(ADDRESS([.AE1369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6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6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6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369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36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36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36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36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36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36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6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6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36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36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36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6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6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6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36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36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36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36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36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36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36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19"/>
          <table:table-cell table:style-name="ce19" table:formula="of:=IF(INDIRECT(ADDRESS([.A1369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369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36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36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36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36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36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6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6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36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36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36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36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6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369]+1" office:value-type="float" office:value="220">
            <text:p>22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388]+1" office:value-type="float" office:value="221">
            <text:p>22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388]+1" office:value-type="float" office:value="222">
            <text:p>22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388];1; 1; ;&quot;Feuille 2&quot;))" office:value-type="string" office:string-value="Shai" table:number-columns-spanned="8" table:number-rows-spanned="1">
            <text:p>Sha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388];1; 1; ;&quot;Feuille 2&quot;))" office:value-type="string" office:string-value="Shai" table:number-columns-spanned="8" table:number-rows-spanned="1">
            <text:p>Shai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388];1; 1; ;&quot;Feuille 2&quot;))" office:value-type="string" office:string-value="Palefroi infernal" table:number-columns-spanned="8" table:number-rows-spanned="1">
            <text:p>Palefroi infernal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388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1388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1388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388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P1388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P1388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388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E1388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E1388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388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38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388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388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388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388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388];5; 1; ;&quot;Feuille 2&quot;))=&quot;&quot;;&quot;&quot;;INDIRECT(ADDRESS([.A1388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388];5; 1; ;&quot;Feuille 2&quot;))=&quot;&quot;;&quot;&quot;;INDIRECT(ADDRESS([.P1388];5; 1; ;&quot;Feuille 2&quot;)))" office:value-type="string" office:string-value="Aura de feu" table:number-columns-spanned="10" table:number-rows-spanned="2">
            <text:p>Aura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388];5; 1; ;&quot;Feuille 2&quot;))=&quot;&quot;;&quot;&quot;;INDIRECT(ADDRESS([.AE1388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38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38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38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8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38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38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38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38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38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8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38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38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38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38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38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8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38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38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38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38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38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38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38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38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388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38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38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38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38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38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388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38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38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38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38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38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8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8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38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388]+1" office:value-type="float" office:value="223">
            <text:p>22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407]+1" office:value-type="float" office:value="224">
            <text:p>22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407]+1" office:value-type="float" office:value="225">
            <text:p>225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407];1; 1; ;&quot;Feuille 2&quot;))" office:value-type="string" office:string-value="Palefroi infernal" table:number-columns-spanned="8" table:number-rows-spanned="1">
            <text:p>Palefroi infernal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407];1; 1; ;&quot;Feuille 2&quot;))" office:value-type="string" office:string-value="Palefroi infernal" table:number-columns-spanned="8" table:number-rows-spanned="1">
            <text:p>Palefroi infernal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407];1; 1; ;&quot;Feuille 2&quot;))" office:value-type="string" office:string-value="Palefroi infernal" table:number-columns-spanned="8" table:number-rows-spanned="1">
            <text:p>Palefroi infernal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407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1407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1407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407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P1407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P1407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407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E1407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E1407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40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407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40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407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407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407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407];5; 1; ;&quot;Feuille 2&quot;))=&quot;&quot;;&quot;&quot;;INDIRECT(ADDRESS([.A140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407];5; 1; ;&quot;Feuille 2&quot;))=&quot;&quot;;&quot;&quot;;INDIRECT(ADDRESS([.P140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407];5; 1; ;&quot;Feuille 2&quot;))=&quot;&quot;;&quot;&quot;;INDIRECT(ADDRESS([.AE1407];5; 1; ;&quot;Feuille 2&quot;)))" office:value-type="string" office:string-value="Souffle de feu" table:number-columns-spanned="10" table:number-rows-spanned="2">
            <text:p>Souffle de feu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40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40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407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0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40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40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40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40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40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0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40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40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40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40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40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07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407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407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407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407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407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0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407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40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0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0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0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0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407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40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0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0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0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07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407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407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07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07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07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407]+1" office:value-type="float" office:value="226">
            <text:p>22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426]+1" office:value-type="float" office:value="227">
            <text:p>22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426]+1" office:value-type="float" office:value="228">
            <text:p>228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426];1; 1; ;&quot;Feuille 2&quot;))" office:value-type="string" office:string-value="Vampire" table:number-columns-spanned="8" table:number-rows-spanned="1">
            <text:p>Vampi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426];1; 1; ;&quot;Feuille 2&quot;))" office:value-type="string" office:string-value="Vampire" table:number-columns-spanned="8" table:number-rows-spanned="1">
            <text:p>Vampi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426];1; 1; ;&quot;Feuille 2&quot;))" office:value-type="string" office:string-value="Vampire" table:number-columns-spanned="8" table:number-rows-spanned="1">
            <text:p>Vampi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426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1426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1426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426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P1426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P1426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426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E1426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E1426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426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426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426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426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426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426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426];5; 1; ;&quot;Feuille 2&quot;))=&quot;&quot;;&quot;&quot;;INDIRECT(ADDRESS([.A142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426];5; 1; ;&quot;Feuille 2&quot;))=&quot;&quot;;&quot;&quot;;INDIRECT(ADDRESS([.P142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426];5; 1; ;&quot;Feuille 2&quot;))=&quot;&quot;;&quot;&quot;;INDIRECT(ADDRESS([.AE1426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42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42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426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426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42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42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42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42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42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42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42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42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42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42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42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26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426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426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426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426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426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42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426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426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426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426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426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42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426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426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42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2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2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26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426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426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426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26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26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426]+1" office:value-type="float" office:value="229">
            <text:p>22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445]+1" office:value-type="float" office:value="230">
            <text:p>23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445]+1" office:value-type="float" office:value="231">
            <text:p>231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445];1; 1; ;&quot;Feuille 2&quot;))" office:value-type="string" office:string-value="Vampire" table:number-columns-spanned="8" table:number-rows-spanned="1">
            <text:p>Vampir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445];1; 1; ;&quot;Feuille 2&quot;))" office:value-type="string" office:string-value="Mante fulcreuse" table:number-columns-spanned="8" table:number-rows-spanned="1">
            <text:p>Mante fulcreus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445];1; 1; ;&quot;Feuille 2&quot;))" office:value-type="string" office:string-value="Mante fulcreuse" table:number-columns-spanned="8" table:number-rows-spanned="1">
            <text:p>Mante fulcreus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445];7; 1; ;&quot;Feuille 2&quot;))" office:value-type="float" office:value="11" table:number-columns-spanned="2" table:number-rows-spanned="1">
            <text:p>11</text:p>
          </table:table-cell>
          <table:covered-table-cell/>
          <table:table-cell table:style-name="ce27" table:formula="of:=INDIRECT(ADDRESS([.A1445];8; 1; ;&quot;Feuille 2&quot;))" office:value-type="float" office:value="7" table:number-columns-spanned="2" table:number-rows-spanned="1">
            <text:p>7</text:p>
          </table:table-cell>
          <table:covered-table-cell table:style-name="ce31"/>
          <table:table-cell table:style-name="ce27" table:formula="of:=INDIRECT(ADDRESS([.A1445];9; 1; ;&quot;Feuille 2&quot;))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445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P1445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P1445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445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E1445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E1445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445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445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445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445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445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445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445];5; 1; ;&quot;Feuille 2&quot;))=&quot;&quot;;&quot;&quot;;INDIRECT(ADDRESS([.A1445];5; 1; ;&quot;Feuille 2&quot;)))" office:value-type="string" office:string-value="Attaque affaiblissante" table:number-columns-spanned="10" table:number-rows-spanned="2">
            <text:p>Attaque affaiblissant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445];5; 1; ;&quot;Feuille 2&quot;))=&quot;&quot;;&quot;&quot;;INDIRECT(ADDRESS([.P1445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445];5; 1; ;&quot;Feuille 2&quot;))=&quot;&quot;;&quot;&quot;;INDIRECT(ADDRESS([.AE1445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445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44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445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4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44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44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44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44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44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4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44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44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44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44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44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45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445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445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445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445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445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4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44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44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445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4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4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4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44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44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445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44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4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45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445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445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445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445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45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445]+1" office:value-type="float" office:value="232">
            <text:p>23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464]+1" office:value-type="float" office:value="233">
            <text:p>233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464]+1" office:value-type="float" office:value="234">
            <text:p>234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464];1; 1; ;&quot;Feuille 2&quot;))" office:value-type="string" office:string-value="Mante fulcreuse" table:number-columns-spanned="8" table:number-rows-spanned="1">
            <text:p>Mante fulcreus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464];1; 1; ;&quot;Feuille 2&quot;))" office:value-type="string" office:string-value="Mante fulcreuse" table:number-columns-spanned="8" table:number-rows-spanned="1">
            <text:p>Mante fulcreus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464];1; 1; ;&quot;Feuille 2&quot;))" office:value-type="string" office:string-value="Golem de fer" table:number-columns-spanned="8" table:number-rows-spanned="1">
            <text:p>Golem de fe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464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1464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1464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464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P1464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P1464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464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E1464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E1464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464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464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464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464];3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464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464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464];5; 1; ;&quot;Feuille 2&quot;))=&quot;&quot;;&quot;&quot;;INDIRECT(ADDRESS([.A1464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464];5; 1; ;&quot;Feuille 2&quot;))=&quot;&quot;;&quot;&quot;;INDIRECT(ADDRESS([.P1464];5; 1; ;&quot;Feuille 2&quot;)))" office:value-type="string" office:string-value="Venin" table:number-columns-spanned="10" table:number-rows-spanned="2">
            <text:p>Veni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464];5; 1; ;&quot;Feuille 2&quot;))=&quot;&quot;;&quot;&quot;;INDIRECT(ADDRESS([.AE1464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46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46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464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6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46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46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46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46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46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6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46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46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46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46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46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64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464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464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464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464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464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46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46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46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464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46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46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46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46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46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464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46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6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64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464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464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464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64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64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464]+1" office:value-type="float" office:value="235">
            <text:p>23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483]+1" office:value-type="float" office:value="236">
            <text:p>236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483]+1" office:value-type="float" office:value="237">
            <text:p>237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483];1; 1; ;&quot;Feuille 2&quot;))" office:value-type="string" office:string-value="Golem de fer" table:number-columns-spanned="8" table:number-rows-spanned="1">
            <text:p>Golem de fe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483];1; 1; ;&quot;Feuille 2&quot;))" office:value-type="string" office:string-value="Golem de fer" table:number-columns-spanned="8" table:number-rows-spanned="1">
            <text:p>Golem de fe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483];1; 1; ;&quot;Feuille 2&quot;))" office:value-type="string" office:string-value="Golem de fer" table:number-columns-spanned="8" table:number-rows-spanned="1">
            <text:p>Golem de fe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483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1483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1483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483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P1483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P1483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483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E1483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E1483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48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483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48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483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483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483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483];5; 1; ;&quot;Feuille 2&quot;))=&quot;&quot;;&quot;&quot;;INDIRECT(ADDRESS([.A148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483];5; 1; ;&quot;Feuille 2&quot;))=&quot;&quot;;&quot;&quot;;INDIRECT(ADDRESS([.P148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483];5; 1; ;&quot;Feuille 2&quot;))=&quot;&quot;;&quot;&quot;;INDIRECT(ADDRESS([.AE1483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48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48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483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483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48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48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48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48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48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48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48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48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48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48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48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83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483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483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483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483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483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48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483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483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483];4; 1; ;&quot;Feuille 2&quot;))&gt;=10;10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483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483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48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483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483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48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8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48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483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483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483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483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83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483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5">
          <table:table-cell table:number-columns-repeated="44"/>
        </table:table-row>
        <table:table-row table:style-name="ro5">
          <table:table-cell table:style-name="ce13" table:formula="of:=[.AE1483]+1" office:value-type="float" office:value="238">
            <text:p>23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02]+1" office:value-type="float" office:value="239">
            <text:p>239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02]+1" office:value-type="float" office:value="240">
            <text:p>240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02];1; 1; ;&quot;Feuille 2&quot;))" office:value-type="string" office:string-value="Cube gélatineux" table:number-columns-spanned="8" table:number-rows-spanned="1">
            <text:p>Cube gélatineux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02];1; 1; ;&quot;Feuille 2&quot;))" office:value-type="string" office:string-value="Cube gélatineux" table:number-columns-spanned="8" table:number-rows-spanned="1">
            <text:p>Cube gélatineux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02];1; 1; ;&quot;Feuille 2&quot;))" office:value-type="string" office:string-value="Cube gélatineux" table:number-columns-spanned="8" table:number-rows-spanned="1">
            <text:p>Cube gélatineux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02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1502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1502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02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P1502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P1502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02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E1502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E1502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0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0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0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0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02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02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02];5; 1; ;&quot;Feuille 2&quot;))=&quot;&quot;;&quot;&quot;;INDIRECT(ADDRESS([.A150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02];5; 1; ;&quot;Feuille 2&quot;))=&quot;&quot;;&quot;&quot;;INDIRECT(ADDRESS([.P150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02];5; 1; ;&quot;Feuille 2&quot;))=&quot;&quot;;&quot;&quot;;INDIRECT(ADDRESS([.AE1502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0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0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02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0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50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50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50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50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50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0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50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50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50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50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50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02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502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502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502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502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502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0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502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502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502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502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A1502];4; 1; ;&quot;Feuille 2&quot;))&gt;=12;12;&quot;&quot;)" office:value-type="float" office:value="12" table:number-columns-spanned="2" table:number-rows-spanned="2">
            <text:p>12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0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502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502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502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502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P1502];4; 1; ;&quot;Feuille 2&quot;))&gt;=12;12;&quot;&quot;)" office:value-type="float" office:value="12" table:number-columns-spanned="2" table:number-rows-spanned="2">
            <text:p>12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02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502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502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502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502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AE1502];4; 1; ;&quot;Feuille 2&quot;))&gt;=12;12;&quot;&quot;)" office:value-type="float" office:value="12" table:number-columns-spanned="2" table:number-rows-spanned="2">
            <text:p>12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502]+1" office:value-type="float" office:value="241">
            <text:p>24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21]+1" office:value-type="float" office:value="242">
            <text:p>242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21]+1" office:value-type="float" office:value="243">
            <text:p>243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21];1; 1; ;&quot;Feuille 2&quot;))" office:value-type="string" office:string-value="Cube gélatineux" table:number-columns-spanned="8" table:number-rows-spanned="1">
            <text:p>Cube gélatineux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21];1; 1; ;&quot;Feuille 2&quot;))" office:value-type="string" office:string-value="Marilith" table:number-columns-spanned="8" table:number-rows-spanned="1">
            <text:p>Marilith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21];1; 1; ;&quot;Feuille 2&quot;))" office:value-type="string" office:string-value="Marilith" table:number-columns-spanned="8" table:number-rows-spanned="1">
            <text:p>Marilith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21];7; 1; ;&quot;Feuille 2&quot;))" office:value-type="float" office:value="12" table:number-columns-spanned="2" table:number-rows-spanned="1">
            <text:p>12</text:p>
          </table:table-cell>
          <table:covered-table-cell/>
          <table:table-cell table:style-name="ce27" table:formula="of:=INDIRECT(ADDRESS([.A1521];8; 1; ;&quot;Feuille 2&quot;))" office:value-type="float" office:value="8" table:number-columns-spanned="2" table:number-rows-spanned="1">
            <text:p>8</text:p>
          </table:table-cell>
          <table:covered-table-cell table:style-name="ce31"/>
          <table:table-cell table:style-name="ce27" table:formula="of:=INDIRECT(ADDRESS([.A1521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21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P1521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P1521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21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AE1521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AE1521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21];2; 1; ;&quot;Feuille 2&quot;)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21];3; 1; ;&quot;Feuille 2&quot;)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21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21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21];2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21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21];5; 1; ;&quot;Feuille 2&quot;))=&quot;&quot;;&quot;&quot;;INDIRECT(ADDRESS([.A1521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21];5; 1; ;&quot;Feuille 2&quot;))=&quot;&quot;;&quot;&quot;;INDIRECT(ADDRESS([.P1521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21];5; 1; ;&quot;Feuille 2&quot;))=&quot;&quot;;&quot;&quot;;INDIRECT(ADDRESS([.AE1521];5; 1; ;&quot;Feuille 2&quot;)))" office:value-type="string" office:string-value="constriction" table:number-columns-spanned="10" table:number-rows-spanned="2">
            <text:p>constriction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21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2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21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2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52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52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52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52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52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2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52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52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52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52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52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21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521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521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521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521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521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2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521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521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521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521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A1521];4; 1; ;&quot;Feuille 2&quot;))&gt;=12;12;&quot;&quot;)" office:value-type="float" office:value="12" table:number-columns-spanned="2" table:number-rows-spanned="2">
            <text:p>12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2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521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52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2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2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2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21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521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521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21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21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21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7">
          <table:table-cell table:style-name="ce13" table:formula="of:=[.AE1521]+1" office:value-type="float" office:value="244">
            <text:p>244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40]+1" office:value-type="float" office:value="245">
            <text:p>245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40]+1" office:value-type="float" office:value="246">
            <text:p>246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40];1; 1; ;&quot;Feuille 2&quot;))" office:value-type="string" office:string-value="Behemoth" table:number-columns-spanned="8" table:number-rows-spanned="1">
            <text:p>Behemoth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40];1; 1; ;&quot;Feuille 2&quot;))" office:value-type="string" office:string-value="Behemoth" table:number-columns-spanned="8" table:number-rows-spanned="1">
            <text:p>Behemoth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40];1; 1; ;&quot;Feuille 2&quot;))" office:value-type="string" office:string-value="Trancheur" table:number-columns-spanned="8" table:number-rows-spanned="1">
            <text:p>Trancheu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40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A1540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A1540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40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P1540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P1540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40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AE1540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AE1540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40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40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40];2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40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40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40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40];5; 1; ;&quot;Feuille 2&quot;))=&quot;&quot;;&quot;&quot;;INDIRECT(ADDRESS([.A154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40];5; 1; ;&quot;Feuille 2&quot;))=&quot;&quot;;&quot;&quot;;INDIRECT(ADDRESS([.P1540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40];5; 1; ;&quot;Feuille 2&quot;))=&quot;&quot;;&quot;&quot;;INDIRECT(ADDRESS([.AE1540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4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40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40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540];4; 1; ;&quot;Feuille 2&quot;))&gt;=1;1 )" office:value-type="float" office:value="1" table:number-columns-spanned="2" table:number-rows-spanned="2">
            <text:p>1</text:p>
          </table:table-cell>
          <table:covered-table-cell table:style-name="ce20"/>
          <table:table-cell table:style-name="ce19" table:formula="of:=IF(INDIRECT(ADDRESS([.A154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0"/>
          <table:table-cell table:style-name="ce19" table:formula="of:=IF(INDIRECT(ADDRESS([.A154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0"/>
          <table:table-cell table:style-name="ce19" table:formula="of:=IF(INDIRECT(ADDRESS([.A154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19"/>
          <table:table-cell table:style-name="ce19" table:formula="of:=IF(INDIRECT(ADDRESS([.A154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19"/>
          <table:table-cell table:style-name="ce19" table:formula="of:=IF(INDIRECT(ADDRESS([.A154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54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54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54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54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54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54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40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540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540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540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540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540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6" table:style-name="ce20"/>
          <table:covered-table-cell table:number-columns-repeated="6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19" table:formula="of:=IF(INDIRECT(ADDRESS([.A154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19"/>
          <table:table-cell table:style-name="ce19" table:formula="of:=IF(INDIRECT(ADDRESS([.A154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19"/>
          <table:table-cell table:style-name="ce19" table:formula="of:=IF(INDIRECT(ADDRESS([.A154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19"/>
          <table:table-cell table:style-name="ce19" table:formula="of:=IF(INDIRECT(ADDRESS([.A154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19"/>
          <table:table-cell table:style-name="ce19" table:formula="of:=IF(INDIRECT(ADDRESS([.A1540];4; 1; ;&quot;Feuille 2&quot;))&gt;=11;11;&quot;&quot;)" table:number-columns-spanned="2" table:number-rows-spanned="2">
            <text:p/>
          </table:table-cell>
          <table:covered-table-cell table:style-name="ce19"/>
          <table:table-cell table:style-name="ce19" table:formula="of:=IF(INDIRECT(ADDRESS([.A1540];4; 1; ;&quot;Feuille 2&quot;))&gt;=12;12;&quot;&quot;)" table:number-columns-spanned="2" table:number-rows-spanned="2">
            <text:p/>
          </table:table-cell>
          <table:covered-table-cell table:style-name="ce19"/>
          <table:table-cell table:style-name="ce35"/>
          <table:table-cell/>
          <table:table-cell table:style-name="ce14"/>
          <table:table-cell table:style-name="ce23" table:formula="of:=IF(INDIRECT(ADDRESS([.P154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54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54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54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54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4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40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540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540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540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540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40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19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540]+1" office:value-type="float" office:value="247">
            <text:p>247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59]+1" office:value-type="float" office:value="248">
            <text:p>248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59]+1" office:value-type="float" office:value="249">
            <text:p>249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59];1; 1; ;&quot;Feuille 2&quot;))" office:value-type="string" office:string-value="Trancheur" table:number-columns-spanned="8" table:number-rows-spanned="1">
            <text:p>Trancheur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59];1; 1; ;&quot;Feuille 2&quot;))" office:value-type="string" office:string-value="Mégacéphale" table:number-columns-spanned="8" table:number-rows-spanned="1">
            <text:p>Mégacéphal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59];1; 1; ;&quot;Feuille 2&quot;))" office:value-type="string" office:string-value="Gritche" table:number-columns-spanned="8" table:number-rows-spanned="1">
            <text:p>Gritche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59];7; 1; ;&quot;Feuille 2&quot;))" office:value-type="float" office:value="13" table:number-columns-spanned="2" table:number-rows-spanned="1">
            <text:p>13</text:p>
          </table:table-cell>
          <table:covered-table-cell/>
          <table:table-cell table:style-name="ce27" table:formula="of:=INDIRECT(ADDRESS([.A1559];8; 1; ;&quot;Feuille 2&quot;))" office:value-type="float" office:value="9" table:number-columns-spanned="2" table:number-rows-spanned="1">
            <text:p>9</text:p>
          </table:table-cell>
          <table:covered-table-cell table:style-name="ce31"/>
          <table:table-cell table:style-name="ce27" table:formula="of:=INDIRECT(ADDRESS([.A1559];9; 1; ;&quot;Feuille 2&quot;))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59];7; 1; ;&quot;Feuille 2&quot;))" office:value-type="float" office:value="14" table:number-columns-spanned="2" table:number-rows-spanned="1">
            <text:p>14</text:p>
          </table:table-cell>
          <table:covered-table-cell/>
          <table:table-cell table:style-name="ce27" table:formula="of:=INDIRECT(ADDRESS([.P1559];8; 1; ;&quot;Feuille 2&quot;))" office:value-type="float" office:value="10" table:number-columns-spanned="2" table:number-rows-spanned="1">
            <text:p>10</text:p>
          </table:table-cell>
          <table:covered-table-cell table:style-name="ce31"/>
          <table:table-cell table:style-name="ce27" table:formula="of:=INDIRECT(ADDRESS([.P1559];9; 1; ;&quot;Feuille 2&quot;))" office:value-type="float" office:value="6" table:number-columns-spanned="2" table:number-rows-spanned="1">
            <text:p>6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59];7; 1; ;&quot;Feuille 2&quot;))" office:value-type="float" office:value="14" table:number-columns-spanned="2" table:number-rows-spanned="1">
            <text:p>14</text:p>
          </table:table-cell>
          <table:covered-table-cell/>
          <table:table-cell table:style-name="ce27" table:formula="of:=INDIRECT(ADDRESS([.AE1559];8; 1; ;&quot;Feuille 2&quot;))" office:value-type="float" office:value="10" table:number-columns-spanned="2" table:number-rows-spanned="1">
            <text:p>10</text:p>
          </table:table-cell>
          <table:covered-table-cell table:style-name="ce31"/>
          <table:table-cell table:style-name="ce27" table:formula="of:=INDIRECT(ADDRESS([.AE1559];9; 1; ;&quot;Feuille 2&quot;))" office:value-type="float" office:value="6" table:number-columns-spanned="2" table:number-rows-spanned="1">
            <text:p>6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59];2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59];3; 1; ;&quot;Feuille 2&quot;))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59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59];3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59];2; 1; ;&quot;Feuille 2&quot;))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59];3; 1; ;&quot;Feuille 2&quot;))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59];5; 1; ;&quot;Feuille 2&quot;))=&quot;&quot;;&quot;&quot;;INDIRECT(ADDRESS([.A1559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59];5; 1; ;&quot;Feuille 2&quot;))=&quot;&quot;;&quot;&quot;;INDIRECT(ADDRESS([.P1559];5; 1; ;&quot;Feuille 2&quot;)))" office:value-type="string" office:string-value="Attaque mentale" table:number-columns-spanned="10" table:number-rows-spanned="2">
            <text:p>Attaque mentale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59];5; 1; ;&quot;Feuille 2&quot;))=&quot;&quot;;&quot;&quot;;INDIRECT(ADDRESS([.AE1559];5; 1; ;&quot;Feuille 2&quot;)))" office:value-type="string" office:string-value="Coup perforant" table:number-columns-spanned="10" table:number-rows-spanned="2">
            <text:p>Coup perforant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59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5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59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5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55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55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55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55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55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5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P155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P155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P155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P155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P155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59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E1559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E1559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E1559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E1559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E1559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5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55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55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55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559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5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5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P155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P155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P155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P1559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P1559];4; 1; ;&quot;Feuille 2&quot;))&gt;=12;12;&quot;&quot;)" office:value-type="float" office:value="12" table:number-columns-spanned="2" table:number-rows-spanned="2">
            <text:p>12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59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E1559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E1559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E1559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E1559];4; 1; ;&quot;Feuille 2&quot;))&gt;=11;11;&quot;&quot;)" office:value-type="float" office:value="11" table:number-columns-spanned="2" table:number-rows-spanned="2">
            <text:p>11</text:p>
          </table:table-cell>
          <table:covered-table-cell table:style-name="ce23"/>
          <table:table-cell table:style-name="ce23" table:formula="of:=IF(INDIRECT(ADDRESS([.AE1559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6">
          <table:table-cell table:number-columns-repeated="44"/>
        </table:table-row>
        <table:table-row table:style-name="ro5">
          <table:table-cell table:style-name="ce13" table:formula="of:=[.AE1559]+1" office:value-type="float" office:value="250">
            <text:p>250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A1578]+1" office:value-type="float" office:value="251">
            <text:p>251</text:p>
          </table:table-cell>
          <table:table-cell table:style-name="ce16" table:number-columns-repeated="12"/>
          <table:table-cell table:style-name="ce34"/>
          <table:table-cell/>
          <table:table-cell table:style-name="ce13" table:formula="of:=[.P1578]+1" office:value-type="float" office:value="252">
            <text:p>252</text:p>
          </table:table-cell>
          <table:table-cell table:style-name="ce16" table:number-columns-repeated="12"/>
          <table:table-cell table:style-name="ce34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table:formula="of:=INDIRECT(ADDRESS([.A1578];1; 1; ;&quot;Feuille 2&quot;))" office:value-type="string" office:string-value="Nécromant" table:number-columns-spanned="8" table:number-rows-spanned="1">
            <text:p>Nécromant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P1578];1; 1; ;&quot;Feuille 2&quot;))" office:value-type="float" office:value="0" table:number-columns-spanned="8" table:number-rows-spanned="1">
            <text:p>0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table:formula="of:=INDIRECT(ADDRESS([.AE1578];1; 1; ;&quot;Feuille 2&quot;))" office:value-type="float" office:value="0" table:number-columns-spanned="8" table:number-rows-spanned="1">
            <text:p>0</text:p>
          </table:table-cell>
          <table:covered-table-cell table:number-columns-repeated="7" table:style-name="ce18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1578];7; 1; ;&quot;Feuille 2&quot;))" office:value-type="float" office:value="14" table:number-columns-spanned="2" table:number-rows-spanned="1">
            <text:p>14</text:p>
          </table:table-cell>
          <table:covered-table-cell/>
          <table:table-cell table:style-name="ce27" table:formula="of:=INDIRECT(ADDRESS([.A1578];8; 1; ;&quot;Feuille 2&quot;))" office:value-type="float" office:value="10" table:number-columns-spanned="2" table:number-rows-spanned="1">
            <text:p>10</text:p>
          </table:table-cell>
          <table:covered-table-cell table:style-name="ce31"/>
          <table:table-cell table:style-name="ce27" table:formula="of:=INDIRECT(ADDRESS([.A1578];9; 1; ;&quot;Feuille 2&quot;))" office:value-type="float" office:value="6" table:number-columns-spanned="2" table:number-rows-spanned="1">
            <text:p>6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P1578];7; 1; ;&quot;Feuille 2&quot;))" office:value-type="float" office:value="0" table:number-columns-spanned="2" table:number-rows-spanned="1">
            <text:p>0</text:p>
          </table:table-cell>
          <table:covered-table-cell/>
          <table:table-cell table:style-name="ce27" table:formula="of:=INDIRECT(ADDRESS([.P1578];8; 1; ;&quot;Feuille 2&quot;))" office:value-type="float" office:value="0" table:number-columns-spanned="2" table:number-rows-spanned="1">
            <text:p>0</text:p>
          </table:table-cell>
          <table:covered-table-cell table:style-name="ce31"/>
          <table:table-cell table:style-name="ce27" table:formula="of:=INDIRECT(ADDRESS([.P157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/>
          <table:table-cell table:style-name="ce27" office:value-type="string">
            <text:p>PX</text:p>
          </table:table-cell>
          <table:table-cell table:style-name="ce27" table:formula="of:=INDIRECT(ADDRESS([.AE1578];7; 1; ;&quot;Feuille 2&quot;))" office:value-type="float" office:value="0" table:number-columns-spanned="2" table:number-rows-spanned="1">
            <text:p>0</text:p>
          </table:table-cell>
          <table:covered-table-cell/>
          <table:table-cell table:style-name="ce27" table:formula="of:=INDIRECT(ADDRESS([.AE1578];8; 1; ;&quot;Feuille 2&quot;))" office:value-type="float" office:value="0" table:number-columns-spanned="2" table:number-rows-spanned="1">
            <text:p>0</text:p>
          </table:table-cell>
          <table:covered-table-cell table:style-name="ce31"/>
          <table:table-cell table:style-name="ce27" table:formula="of:=INDIRECT(ADDRESS([.AE1578];9; 1; ;&quot;Feuille 2&quot;))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3"/>
          <table:table-cell table:style-name="ce18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1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1578];2; 1; ;&quot;Feuille 2&quot;))" office:value-type="float" office:value="9" table:number-columns-spanned="2" table:number-rows-spanned="1">
            <text:p>9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1578];3; 1; ;&quot;Feuille 2&quot;))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P1578];2; 1; ;&quot;Feuille 2&quot;))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P1578];3; 1; ;&quot;Feuille 2&quot;))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4" office:value-type="string">
            <text:p>Esq</text:p>
          </table:table-cell>
          <table:table-cell table:style-name="ce28" table:formula="of:=INDIRECT(ADDRESS([.AE1578];2; 1; ;&quot;Feuille 2&quot;))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29"/>
          <table:table-cell table:style-name="ce30" table:number-columns-repeated="2"/>
          <table:table-cell table:style-name="ce29"/>
          <table:table-cell table:style-name="ce24" office:value-type="string">
            <text:p>Deg</text:p>
          </table:table-cell>
          <table:table-cell table:style-name="ce28" table:formula="of:=INDIRECT(ADDRESS([.AE1578];3; 1; ;&quot;Feuille 2&quot;))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5" table:formula="of:=IF(INDIRECT(ADDRESS([.A1578];5; 1; ;&quot;Feuille 2&quot;))=&quot;&quot;;&quot;&quot;;INDIRECT(ADDRESS([.A1578];5; 1; ;&quot;Feuille 2&quot;)))" office:value-type="string" office:string-value="Appel" table:number-columns-spanned="10" table:number-rows-spanned="2">
            <text:p>Appel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P1578];5; 1; ;&quot;Feuille 2&quot;))=&quot;&quot;;&quot;&quot;;INDIRECT(ADDRESS([.P157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5" table:formula="of:=IF(INDIRECT(ADDRESS([.AE1578];5; 1; ;&quot;Feuille 2&quot;))=&quot;&quot;;&quot;&quot;;INDIRECT(ADDRESS([.AE1578];5; 1; ;&quot;Feuille 2&quot;)))" table:number-columns-spanned="10" table:number-rows-spanned="2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covered-table-cell table:number-columns-repeated="10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/>
          <table:table-cell table:style-name="ce26" table:formula="of:=IF(INDIRECT(ADDRESS([.A1578];6; 1; ;&quot;Feuille 2&quot;))=&quot;&quot;;&quot;&quot;;&quot;Voit le caché&quot;)" office:value-type="string" office:string-value="Voit le caché" table:number-columns-spanned="10" table:number-rows-spanned="1">
            <text:p>Voit le caché</text:p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P157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  <table:table-cell/>
          <table:table-cell table:style-name="ce14"/>
          <table:table-cell table:style-name="ce18"/>
          <table:table-cell table:style-name="ce26" table:formula="of:=IF(INDIRECT(ADDRESS([.AE1578];6; 1; ;&quot;Feuille 2&quot;))=&quot;&quot;;&quot;&quot;;&quot;Voit le caché&quot;)" table:number-columns-spanned="10" table:number-rows-spanned="1">
            <text:p/>
          </table:table-cell>
          <table:covered-table-cell table:number-columns-repeated="9" table:style-name="ce18"/>
          <table:table-cell table:style-name="ce18"/>
          <table:table-cell table:style-name="ce35"/>
        </table:table-row>
        <table:table-row table:style-name="ro5"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  <table:table-cell/>
          <table:table-cell table:style-name="ce14"/>
          <table:table-cell table:style-name="ce17"/>
          <table:table-cell table:style-name="ce18" table:number-columns-repeated="10"/>
          <table:table-cell table:style-name="ce17"/>
          <table:table-cell table:style-name="ce35"/>
        </table:table-row>
        <table:table-row table:style-name="ro5"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  <table:table-cell/>
          <table:table-cell table:style-name="ce14"/>
          <table:table-cell table:style-name="ce18" table:number-columns-repeated="2"/>
          <table:table-cell table:style-name="ce27" office:value-type="string" table:number-columns-spanned="8" table:number-rows-spanned="1">
            <text:p>PV</text:p>
          </table:table-cell>
          <table:covered-table-cell table:number-columns-repeated="7" table:style-name="ce18"/>
          <table:table-cell table:style-name="ce18" table:number-columns-repeated="2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78];4; 1; ;&quot;Feuille 2&quot;))&gt;=1;1 )" office:value-type="float" office:value="1" table:number-columns-spanned="2" table:number-rows-spanned="2">
            <text:p>1</text:p>
          </table:table-cell>
          <table:covered-table-cell table:style-name="ce23"/>
          <table:table-cell table:style-name="ce23" table:formula="of:=IF(INDIRECT(ADDRESS([.A1578];4; 1; ;&quot;Feuille 2&quot;))&gt;=2;2;&quot;&quot;)" office:value-type="float" office:value="2" table:number-columns-spanned="2" table:number-rows-spanned="2">
            <text:p>2</text:p>
          </table:table-cell>
          <table:covered-table-cell table:style-name="ce23"/>
          <table:table-cell table:style-name="ce23" table:formula="of:=IF(INDIRECT(ADDRESS([.A1578];4; 1; ;&quot;Feuille 2&quot;))&gt;=3;3;&quot;&quot;)" office:value-type="float" office:value="3" table:number-columns-spanned="2" table:number-rows-spanned="2">
            <text:p>3</text:p>
          </table:table-cell>
          <table:covered-table-cell table:style-name="ce23"/>
          <table:table-cell table:style-name="ce23" table:formula="of:=IF(INDIRECT(ADDRESS([.A1578];4; 1; ;&quot;Feuille 2&quot;))&gt;=4;4;&quot;&quot;)" office:value-type="float" office:value="4" table:number-columns-spanned="2" table:number-rows-spanned="2">
            <text:p>4</text:p>
          </table:table-cell>
          <table:covered-table-cell table:style-name="ce23"/>
          <table:table-cell table:style-name="ce23" table:formula="of:=IF(INDIRECT(ADDRESS([.A1578];4; 1; ;&quot;Feuille 2&quot;))&gt;=5;5;&quot;&quot;)" office:value-type="float" office:value="5" table:number-columns-spanned="2" table:number-rows-spanned="2">
            <text:p>5</text:p>
          </table:table-cell>
          <table:covered-table-cell table:style-name="ce23"/>
          <table:table-cell table:style-name="ce23" table:formula="of:=IF(INDIRECT(ADDRESS([.A1578];4; 1; ;&quot;Feuille 2&quot;))&gt;=6;6;&quot;&quot;)" office:value-type="float" office:value="6" table:number-columns-spanned="2" table:number-rows-spanned="2">
            <text:p>6</text:p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78];4; 1; ;&quot;Feuille 2&quot;))&gt;=1;1 )" office:value-type="boolean" office:boolean-value="false" table:number-columns-spanned="2" table:number-rows-spanned="2">
            <text:p>FAUX</text:p>
          </table:table-cell>
          <table:covered-table-cell table:style-name="ce23"/>
          <table:table-cell table:style-name="ce23" table:formula="of:=IF(INDIRECT(ADDRESS([.P1578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78];4; 1; ;&quot;Feuille 2&quot;))&gt;=1;1 )" office:value-type="boolean" office:boolean-value="false" table:number-columns-spanned="2" table:number-rows-spanned="2">
            <text:p>FAUX</text:p>
          </table:table-cell>
          <table:covered-table-cell table:style-name="ce23"/>
          <table:table-cell table:style-name="ce23" table:formula="of:=IF(INDIRECT(ADDRESS([.AE1578];4; 1; ;&quot;Feuille 2&quot;))&gt;=2;2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3;3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4;4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5;5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6;6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3" table:formula="of:=IF(INDIRECT(ADDRESS([.A1578];4; 1; ;&quot;Feuille 2&quot;))&gt;=7;7;&quot;&quot;)" office:value-type="float" office:value="7" table:number-columns-spanned="2" table:number-rows-spanned="2">
            <text:p>7</text:p>
          </table:table-cell>
          <table:covered-table-cell table:style-name="ce23"/>
          <table:table-cell table:style-name="ce23" table:formula="of:=IF(INDIRECT(ADDRESS([.A1578];4; 1; ;&quot;Feuille 2&quot;))&gt;=8;8;&quot;&quot;)" office:value-type="float" office:value="8" table:number-columns-spanned="2" table:number-rows-spanned="2">
            <text:p>8</text:p>
          </table:table-cell>
          <table:covered-table-cell table:style-name="ce23"/>
          <table:table-cell table:style-name="ce23" table:formula="of:=IF(INDIRECT(ADDRESS([.A1578];4; 1; ;&quot;Feuille 2&quot;))&gt;=9;9;&quot;&quot;)" office:value-type="float" office:value="9" table:number-columns-spanned="2" table:number-rows-spanned="2">
            <text:p>9</text:p>
          </table:table-cell>
          <table:covered-table-cell table:style-name="ce23"/>
          <table:table-cell table:style-name="ce23" table:formula="of:=IF(INDIRECT(ADDRESS([.A1578];4; 1; ;&quot;Feuille 2&quot;))&gt;=10;10;&quot;&quot;)" office:value-type="float" office:value="10" table:number-columns-spanned="2" table:number-rows-spanned="2">
            <text:p>10</text:p>
          </table:table-cell>
          <table:covered-table-cell table:style-name="ce23"/>
          <table:table-cell table:style-name="ce23" table:formula="of:=IF(INDIRECT(ADDRESS([.A157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157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P157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P157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  <table:table-cell/>
          <table:table-cell table:style-name="ce14"/>
          <table:table-cell table:style-name="ce23" table:formula="of:=IF(INDIRECT(ADDRESS([.AE1578];4; 1; ;&quot;Feuille 2&quot;))&gt;=7;7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8;8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9;9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10;10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11;11;&quot;&quot;)" table:number-columns-spanned="2" table:number-rows-spanned="2">
            <text:p/>
          </table:table-cell>
          <table:covered-table-cell table:style-name="ce23"/>
          <table:table-cell table:style-name="ce23" table:formula="of:=IF(INDIRECT(ADDRESS([.AE1578];4; 1; ;&quot;Feuille 2&quot;))&gt;=12;12;&quot;&quot;)" table:number-columns-spanned="2" table:number-rows-spanned="2">
            <text:p/>
          </table:table-cell>
          <table:covered-table-cell table:style-name="ce23"/>
          <table:table-cell table:style-name="ce35"/>
        </table:table-row>
        <table:table-row table:style-name="ro5"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  <table:table-cell/>
          <table:table-cell table:style-name="ce14"/>
          <table:covered-table-cell table:number-columns-repeated="12" table:style-name="ce23"/>
          <table:table-cell table:style-name="ce35"/>
        </table:table-row>
        <table:table-row table:style-name="ro5"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  <table:table-cell/>
          <table:table-cell table:style-name="ce14"/>
          <table:table-cell table:style-name="ce21" table:number-columns-repeated="12"/>
          <table:table-cell table:style-name="ce35"/>
        </table:table-row>
        <table:table-row table:style-name="ro5"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  <table:table-cell/>
          <table:table-cell table:style-name="ce15"/>
          <table:table-cell table:style-name="ce22" table:number-columns-repeated="12"/>
          <table:table-cell table:style-name="ce36"/>
        </table:table-row>
        <table:table-row table:style-name="ro5" table:number-rows-repeated="1046980">
          <table:table-cell table:number-columns-repeated="44"/>
        </table:table-row>
        <table:table-row table:style-name="ro5">
          <table:table-cell table:number-columns-repeated="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pitch="variable"/>
    <style:font-face style:name="Helvetica Neue" svg:font-family="'Helvetica Neue'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018cm solid #000000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ffffff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fffff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ffffff"/>
      <style:text-properties fo:color="#000000"/>
    </style:style>
    <style:style style:name="ConditionalStyle_5f_8" style:display-name="ConditionalStyle_8" style:family="table-cell" style:parent-style-name="Default">
      <style:table-cell-properties fo:background-color="#ffff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ffffff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ffffff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ffff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ffff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ff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ffffff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ffffff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ffffff"/>
      <style:text-properties fo:color="#000000"/>
    </style:style>
    <style:style style:name="ConditionalStyle_5f_19" style:display-name="ConditionalStyle_19" style:family="table-cell" style:parent-style-name="Default">
      <style:table-cell-properties fo:background-color="#ffffff"/>
      <style:text-properties fo:color="#000000"/>
    </style:style>
    <style:style style:name="ConditionalStyle_5f_20" style:display-name="ConditionalStyle_20" style:family="table-cell" style:parent-style-name="Default">
      <style:table-cell-properties fo:background-color="#ffffff"/>
      <style:text-properties fo:color="#00000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4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18/09/2015</text:date>, <text:time>11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_20_-_20_Tableau_20_1-1" style:display-name="PageStyle_Feuille 1 - Tableau 1-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Feuille_20_2_20_-_20_Tableau_20_1" style:display-name="PageStyle_Feuille 2 - Tableau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" style:display-name="PageStyle_Feuille 2 - Tableau 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" style:display-name="PageStyle_Feuille 2 - Tableau 1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" style:display-name="PageStyle_Feuille 2 - Tableau 1-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3" style:display-name="PageStyle_Feuille 2 - Tableau 1-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2" style:display-name="PageStyle_Feuille 2 - Tableau 1-1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-1" style:display-name="PageStyle_Feuille 2 - Tableau 1-2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-1" style:display-name="PageStyle_Feuille 2 - Tableau 1-1-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-1-1" style:display-name="PageStyle_Feuille 2 - Tableau 1-2-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-1-1" style:display-name="PageStyle_Feuille 2 - Tableau 1-1-1-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4" style:display-name="PageStyle_Feuille 2 - Tableau 1-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3" style:display-name="PageStyle_Feuille 2 - Tableau 1-1-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-2" style:display-name="PageStyle_Feuille 2 - Tableau 1-2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-2" style:display-name="PageStyle_Feuille 2 - Tableau 1-1-1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3-1" style:display-name="PageStyle_Feuille 2 - Tableau 1-3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2-1" style:display-name="PageStyle_Feuille 2 - Tableau 1-1-2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-1-2" style:display-name="PageStyle_Feuille 2 - Tableau 1-2-1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-1-2" style:display-name="PageStyle_Feuille 2 - Tableau 1-1-1-1-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2-1-1-1" style:display-name="PageStyle_Feuille 2 - Tableau 1-2-1-1-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_20_-_20_Tableau_20_1-1-1-1-1-1" style:display-name="PageStyle_Feuille 2 - Tableau 1-1-1-1-1-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8T11:37:39</dc:date>
    <meta:generator>OpenOffice/4.1.1$Unix OpenOffice.org_project/411m6$Build-9775</meta:generator>
    <meta:editing-duration>P4DT1H53M11S</meta:editing-duration>
    <meta:editing-cycles>90</meta:editing-cycles>
    <meta:document-statistic meta:table-count="3" meta:cell-count="9534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
Dim Doc As Object
Dim Sheet As Object
Dim Cell As Object
Dim CellRangeAddress As New com.sun.star.table.CellRangeAddress
Dim CellAddress As New com.sun.star.table.CellAddress
Dim Compt As Integer
Dim I As Integer
Dim J As Integer
Dim Val As Integer

Doc = StarDesktop.CurrentComponent
Sheet = Doc.Sheets(0)
Compt = 0

For I = 1 To 39
	Val = Sheet.getCellByPosition(12, I).Value
	CellRangeAddress.Sheet = 0
	CellRangeAddress.StartColumn = 0
	CellRangeAddress.StartRow = I
	CellRangeAddress.EndColumn = 11
	CellRangeAddress.EndRow = I
 
	For J = 1 To Val
	 
		CellAddress.Sheet = 1
		CellAddress.Column = 0
		CellAddress.Row = Compt
 
		Sheet.copyRange(CellAddress, CellRangeAddress)
		
		Compt = Compt + 1
	Next J	
Next I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